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37cm"/>
    </style:style>
    <style:style style:name="co2" style:family="table-column">
      <style:table-column-properties fo:break-before="auto" style:column-width="10.996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19cm"/>
    </style:style>
    <style:style style:name="co6" style:family="table-column">
      <style:table-column-properties fo:break-before="auto" style:column-width="11.1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EST MCC Pipeline Cross Applicat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/>from </text:p>
          </table:table-cell>
          <table:table-cell table:style-name="ce2" office:value-type="string" calcext:value-type="string">
            <text:p><text:s/>applied on </text:p>
          </table:table-cell>
          <table:table-cell table:style-name="ce2" office:value-type="string" calcext:value-type="string">
            <text:p><text:s/>original_score </text:p>
          </table:table-cell>
          <table:table-cell table:style-name="ce2" office:value-type="string" calcext:value-type="string">
            <text:p><text:s/>cross_score 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099" calcext:value-type="float">
            <text:p>0,0099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881" calcext:value-type="float">
            <text:p>0,0881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804" calcext:value-type="float">
            <text:p>0,0804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1292" calcext:value-type="float">
            <text:p>0,1292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132" calcext:value-type="float">
            <text:p>0,0132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0206" calcext:value-type="float">
            <text:p>-0,0206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338" calcext:value-type="float">
            <text:p>0,0338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3387" calcext:value-type="float">
            <text:p>0,3387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0109" calcext:value-type="float">
            <text:p>-0,0109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144" calcext:value-type="float">
            <text:p>0,0144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757" calcext:value-type="float">
            <text:p>0,0757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0076" calcext:value-type="float">
            <text:p>-0,0076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1176" calcext:value-type="float">
            <text:p>-0,1176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0704" calcext:value-type="float">
            <text:p>-0,0704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597" calcext:value-type="float">
            <text:p>0,0597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574" calcext:value-type="float">
            <text:p>0,0574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2799" calcext:value-type="float">
            <text:p>-0,2799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212" calcext:value-type="float">
            <text:p>0,0212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325" calcext:value-type="float">
            <text:p>0,0325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1187" calcext:value-type="float">
            <text:p>-0,1187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2107" calcext:value-type="float">
            <text:p>0,2107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0948" calcext:value-type="float">
            <text:p>-0,0948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0404" calcext:value-type="float">
            <text:p>-0,0404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781" calcext:value-type="float">
            <text:p>0,0781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0127" calcext:value-type="float">
            <text:p>-0,0127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2044" calcext:value-type="float">
            <text:p>-0,2044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1687" calcext:value-type="float">
            <text:p>0,1687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2388" calcext:value-type="float">
            <text:p>-0,2388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339" calcext:value-type="float">
            <text:p>0,0339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342" calcext:value-type="float">
            <text:p>0,0342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0934" calcext:value-type="float">
            <text:p>-0,0934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239" calcext:value-type="float">
            <text:p>0,0239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2605" calcext:value-type="float">
            <text:p>-0,2605</text:p>
          </table:table-cell>
        </table:table-row>
        <table:table-row table:style-name="ro2">
          <table:table-cell office:value-type="string" calcext:value-type="string">
            <text:p><text:s/>AirCarbon2_t_8.jpg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0378" calcext:value-type="float">
            <text:p>0,0378</text:p>
          </table:table-cell>
          <table:table-cell office:value-type="float" office:value="-0.1302" calcext:value-type="float">
            <text:p>-0,1302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204" calcext:value-type="float">
            <text:p>0,0204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84" calcext:value-type="float">
            <text:p>0,0084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412" calcext:value-type="float">
            <text:p>0,0412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218" calcext:value-type="float">
            <text:p>0,0218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-0.0144" calcext:value-type="float">
            <text:p>-0,0144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1011" calcext:value-type="float">
            <text:p>0,1011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92" calcext:value-type="float">
            <text:p>0,0192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1478" calcext:value-type="float">
            <text:p>0,1478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346" calcext:value-type="float">
            <text:p>0,0346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792" calcext:value-type="float">
            <text:p>0,0792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357" calcext:value-type="float">
            <text:p>0,0357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773" calcext:value-type="float">
            <text:p>0,0773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-0.015" calcext:value-type="float">
            <text:p>-0,015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504" calcext:value-type="float">
            <text:p>0,0504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-0.0029" calcext:value-type="float">
            <text:p>-0,0029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-0.0005" calcext:value-type="float">
            <text:p>-0,0005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1393" calcext:value-type="float">
            <text:p>0,1393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775" calcext:value-type="float">
            <text:p>0,0775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47" calcext:value-type="float">
            <text:p>0,0147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282" calcext:value-type="float">
            <text:p>0,0282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1085" calcext:value-type="float">
            <text:p>0,1085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458" calcext:value-type="float">
            <text:p>0,0458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1424" calcext:value-type="float">
            <text:p>0,1424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762" calcext:value-type="float">
            <text:p>0,0762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-0.0161" calcext:value-type="float">
            <text:p>-0,0161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43" calcext:value-type="float">
            <text:p>0,0043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-0.0097" calcext:value-type="float">
            <text:p>-0,0097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874" calcext:value-type="float">
            <text:p>0,0874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1219" calcext:value-type="float">
            <text:p>0,1219</text:p>
          </table:table-cell>
        </table:table-row>
        <table:table-row table:style-name="ro2">
          <table:table-cell office:value-type="string" calcext:value-type="string">
            <text:p><text:s/>AirCarbon3_80.jpg_bright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98" calcext:value-type="float">
            <text:p>0,0098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98" calcext:value-type="float">
            <text:p>0,0198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88" calcext:value-type="float">
            <text:p>0,0088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305" calcext:value-type="float">
            <text:p>0,0305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356" calcext:value-type="float">
            <text:p>0,0356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67" calcext:value-type="float">
            <text:p>0,0567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1357" calcext:value-type="float">
            <text:p>0,1357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1309" calcext:value-type="float">
            <text:p>0,1309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6335" calcext:value-type="float">
            <text:p>0,6335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68" calcext:value-type="float">
            <text:p>0,0168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9" calcext:value-type="float">
            <text:p>0,0019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863" calcext:value-type="float">
            <text:p>0,0863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639" calcext:value-type="float">
            <text:p>0,0639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-0.7287" calcext:value-type="float">
            <text:p>-0,7287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-0.0042" calcext:value-type="float">
            <text:p>-0,0042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1" calcext:value-type="float">
            <text:p>0,0021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-0.0015" calcext:value-type="float">
            <text:p>-0,0015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3136" calcext:value-type="float">
            <text:p>0,3136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783" calcext:value-type="float">
            <text:p>0,0783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1038" calcext:value-type="float">
            <text:p>0,1038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-0.0462" calcext:value-type="float">
            <text:p>-0,0462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2068" calcext:value-type="float">
            <text:p>0,2068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-0.009" calcext:value-type="float">
            <text:p>-0,009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2089" calcext:value-type="float">
            <text:p>0,2089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3858" calcext:value-type="float">
            <text:p>0,3858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.0624" calcext:value-type="float">
            <text:p>0,0624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dark_1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005" calcext:value-type="float">
            <text:p>0,005</text:p>
          </table:table-cell>
          <table:table-cell office:value-type="float" office:value="-0.0469" calcext:value-type="float">
            <text:p>-0,0469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272" calcext:value-type="float">
            <text:p>0,0272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081" calcext:value-type="float">
            <text:p>0,0081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704" calcext:value-type="float">
            <text:p>0,0704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1238" calcext:value-type="float">
            <text:p>0,1238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2063" calcext:value-type="float">
            <text:p>0,2063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451" calcext:value-type="float">
            <text:p>0,0451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913" calcext:value-type="float">
            <text:p>0,0913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559" calcext:value-type="float">
            <text:p>0,0559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5417" calcext:value-type="float">
            <text:p>0,5417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319" calcext:value-type="float">
            <text:p>0,0319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273" calcext:value-type="float">
            <text:p>0,0273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407" calcext:value-type="float">
            <text:p>0,0407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411" calcext:value-type="float">
            <text:p>0,0411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258" calcext:value-type="float">
            <text:p>0,0258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3134" calcext:value-type="float">
            <text:p>0,3134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748" calcext:value-type="float">
            <text:p>0,0748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1548" calcext:value-type="float">
            <text:p>0,1548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-0.045" calcext:value-type="float">
            <text:p>-0,045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1962" calcext:value-type="float">
            <text:p>0,1962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-0.0058" calcext:value-type="float">
            <text:p>-0,0058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-0.0569" calcext:value-type="float">
            <text:p>-0,0569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5056" calcext:value-type="float">
            <text:p>0,5056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273" calcext:value-type="float">
            <text:p>0,0273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1662" calcext:value-type="float">
            <text:p>0,1662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1232" calcext:value-type="float">
            <text:p>0,1232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4294" calcext:value-type="float">
            <text:p>0,4294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1519" calcext:value-type="float">
            <text:p>0,1519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4054" calcext:value-type="float">
            <text:p>0,4054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2629" calcext:value-type="float">
            <text:p>0,2629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-0.0798" calcext:value-type="float">
            <text:p>-0,0798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-0.0515" calcext:value-type="float">
            <text:p>-0,0515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2998" calcext:value-type="float">
            <text:p>0,2998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2688" calcext:value-type="float">
            <text:p>0,2688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3224" calcext:value-type="float">
            <text:p>0,3224</text:p>
          </table:table-cell>
        </table:table-row>
        <table:table-row table:style-name="ro2">
          <table:table-cell office:value-type="string" calcext:value-type="string">
            <text:p><text:s/>AirCarbon3_80.jpg_dark_2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383" calcext:value-type="float">
            <text:p>0,0383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213" calcext:value-type="float">
            <text:p>0,0213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678" calcext:value-type="float">
            <text:p>0,0678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1965" calcext:value-type="float">
            <text:p>0,1965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3251" calcext:value-type="float">
            <text:p>0,3251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481" calcext:value-type="float">
            <text:p>0,0481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453" calcext:value-type="float">
            <text:p>0,0453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287" calcext:value-type="float">
            <text:p>0,0287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333" calcext:value-type="float">
            <text:p>0,0333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2796" calcext:value-type="float">
            <text:p>0,2796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131" calcext:value-type="float">
            <text:p>0,0131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559" calcext:value-type="float">
            <text:p>0,0559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687" calcext:value-type="float">
            <text:p>0,0687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872" calcext:value-type="float">
            <text:p>0,0872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084" calcext:value-type="float">
            <text:p>0,0084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2521" calcext:value-type="float">
            <text:p>0,2521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465" calcext:value-type="float">
            <text:p>0,0465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1122" calcext:value-type="float">
            <text:p>0,1122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-0.0312" calcext:value-type="float">
            <text:p>-0,0312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1265" calcext:value-type="float">
            <text:p>0,1265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-0.0068" calcext:value-type="float">
            <text:p>-0,0068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-0.0214" calcext:value-type="float">
            <text:p>-0,0214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3478" calcext:value-type="float">
            <text:p>0,3478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673" calcext:value-type="float">
            <text:p>0,0673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361" calcext:value-type="float">
            <text:p>0,0361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758" calcext:value-type="float">
            <text:p>0,0758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1207" calcext:value-type="float">
            <text:p>0,1207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2365" calcext:value-type="float">
            <text:p>0,2365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1063" calcext:value-type="float">
            <text:p>0,1063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3265" calcext:value-type="float">
            <text:p>0,3265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2027" calcext:value-type="float">
            <text:p>0,2027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-0.0301" calcext:value-type="float">
            <text:p>-0,0301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023" calcext:value-type="float">
            <text:p>0,0023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1236" calcext:value-type="float">
            <text:p>0,1236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1986" calcext:value-type="float">
            <text:p>0,1986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2">
          <table:table-cell office:value-type="string" calcext:value-type="string">
            <text:p><text:s/>AirCarbon3_80.jpg_dark_3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0223" calcext:value-type="float">
            <text:p>0,0223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088" calcext:value-type="float">
            <text:p>0,0088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586" calcext:value-type="float">
            <text:p>0,0586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978" calcext:value-type="float">
            <text:p>0,0978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591" calcext:value-type="float">
            <text:p>0,0591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193" calcext:value-type="float">
            <text:p>-0,0193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073" calcext:value-type="float">
            <text:p>0,0073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088" calcext:value-type="float">
            <text:p>-0,0088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502" calcext:value-type="float">
            <text:p>0,0502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455" calcext:value-type="float">
            <text:p>0,0455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894" calcext:value-type="float">
            <text:p>0,0894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071" calcext:value-type="float">
            <text:p>-0,0071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009" calcext:value-type="float">
            <text:p>-0,0009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2482" calcext:value-type="float">
            <text:p>-0,2482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56" calcext:value-type="float">
            <text:p>-0,056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1253" calcext:value-type="float">
            <text:p>-0,1253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527" calcext:value-type="float">
            <text:p>-0,0527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453" calcext:value-type="float">
            <text:p>0,0453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999" calcext:value-type="float">
            <text:p>-0,0999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2191" calcext:value-type="float">
            <text:p>0,2191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505" calcext:value-type="float">
            <text:p>0,0505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239" calcext:value-type="float">
            <text:p>-0,0239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364" calcext:value-type="float">
            <text:p>0,0364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463" calcext:value-type="float">
            <text:p>-0,0463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119" calcext:value-type="float">
            <text:p>-0,0119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1367" calcext:value-type="float">
            <text:p>0,1367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155" calcext:value-type="float">
            <text:p>0,0155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942" calcext:value-type="float">
            <text:p>-0,0942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1609" calcext:value-type="float">
            <text:p>0,1609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1944" calcext:value-type="float">
            <text:p>0,1944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0441" calcext:value-type="float">
            <text:p>-0,0441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701" calcext:value-type="float">
            <text:p>0,0701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2">
          <table:table-cell office:value-type="string" calcext:value-type="string">
            <text:p><text:s/>AirCarbon3_80.jpg_dark_4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3917" calcext:value-type="float">
            <text:p>0,3917</text:p>
          </table:table-cell>
          <table:table-cell office:value-type="float" office:value="-0.1164" calcext:value-type="float">
            <text:p>-0,1164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067" calcext:value-type="float">
            <text:p>0,0067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066" calcext:value-type="float">
            <text:p>0,0066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002" calcext:value-type="float">
            <text:p>-0,0002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046" calcext:value-type="float">
            <text:p>-0,0046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108" calcext:value-type="float">
            <text:p>-0,0108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671" calcext:value-type="float">
            <text:p>0,0671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021" calcext:value-type="float">
            <text:p>0,0021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903" calcext:value-type="float">
            <text:p>0,0903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972" calcext:value-type="float">
            <text:p>0,0972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94" calcext:value-type="float">
            <text:p>0,0294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59" calcext:value-type="float">
            <text:p>0,0259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644" calcext:value-type="float">
            <text:p>0,0644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119" calcext:value-type="float">
            <text:p>-0,0119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28" calcext:value-type="float">
            <text:p>0,0428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041" calcext:value-type="float">
            <text:p>-0,0041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588" calcext:value-type="float">
            <text:p>0,0588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1004" calcext:value-type="float">
            <text:p>0,1004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009" calcext:value-type="float">
            <text:p>-0,0009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162" calcext:value-type="float">
            <text:p>0,0162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308" calcext:value-type="float">
            <text:p>0,0308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806" calcext:value-type="float">
            <text:p>0,0806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89" calcext:value-type="float">
            <text:p>0,0489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144" calcext:value-type="float">
            <text:p>-0,0144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094" calcext:value-type="float">
            <text:p>0,0094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15" calcext:value-type="float">
            <text:p>-0,015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712" calcext:value-type="float">
            <text:p>0,0712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179" calcext:value-type="float">
            <text:p>0,0179</text:p>
          </table:table-cell>
        </table:table-row>
        <table:table-row table:style-name="ro2">
          <table:table-cell office:value-type="string" calcext:value-type="string">
            <text:p><text:s/>AirCarbon3_80.jpg_dark_5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0301" calcext:value-type="float">
            <text:p>0,0301</text:p>
          </table:table-cell>
          <table:table-cell office:value-type="float" office:value="-0.0007" calcext:value-type="float">
            <text:p>-0,0007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017" calcext:value-type="float">
            <text:p>-0,0017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011" calcext:value-type="float">
            <text:p>-0,0011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049" calcext:value-type="float">
            <text:p>-0,0049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027" calcext:value-type="float">
            <text:p>-0,0027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177" calcext:value-type="float">
            <text:p>-0,0177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552" calcext:value-type="float">
            <text:p>-0,0552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157" calcext:value-type="float">
            <text:p>-0,0157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901" calcext:value-type="float">
            <text:p>0,0901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189" calcext:value-type="float">
            <text:p>-0,0189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198" calcext:value-type="float">
            <text:p>-0,0198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302" calcext:value-type="float">
            <text:p>-0,0302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103" calcext:value-type="float">
            <text:p>0,0103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311" calcext:value-type="float">
            <text:p>0,311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388" calcext:value-type="float">
            <text:p>0,0388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784" calcext:value-type="float">
            <text:p>0,0784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207" calcext:value-type="float">
            <text:p>0,0207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272" calcext:value-type="float">
            <text:p>-0,0272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139" calcext:value-type="float">
            <text:p>0,0139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2309" calcext:value-type="float">
            <text:p>0,2309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1337" calcext:value-type="float">
            <text:p>0,1337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905" calcext:value-type="float">
            <text:p>0,0905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024" calcext:value-type="float">
            <text:p>-0,0024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056" calcext:value-type="float">
            <text:p>0,0056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2961" calcext:value-type="float">
            <text:p>0,2961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288" calcext:value-type="float">
            <text:p>0,0288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252" calcext:value-type="float">
            <text:p>0,0252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1038" calcext:value-type="float">
            <text:p>0,1038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798" calcext:value-type="float">
            <text:p>-0,0798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788" calcext:value-type="float">
            <text:p>-0,0788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222" calcext:value-type="float">
            <text:p>0,0222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1021" calcext:value-type="float">
            <text:p>0,1021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3391" calcext:value-type="float">
            <text:p>0,3391</text:p>
          </table:table-cell>
        </table:table-row>
        <table:table-row table:style-name="ro2">
          <table:table-cell office:value-type="string" calcext:value-type="string">
            <text:p><text:s/>KollektorSSD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0754" calcext:value-type="float">
            <text:p>0,0754</text:p>
          </table:table-cell>
          <table:table-cell office:value-type="float" office:value="-0.0153" calcext:value-type="float">
            <text:p>-0,0153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165" calcext:value-type="float">
            <text:p>0,0165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0023" calcext:value-type="float">
            <text:p>-0,0023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3" calcext:value-type="float">
            <text:p>0,03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351" calcext:value-type="float">
            <text:p>0,0351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52" calcext:value-type="float">
            <text:p>0,0052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1385" calcext:value-type="float">
            <text:p>0,1385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4738" calcext:value-type="float">
            <text:p>0,4738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1719" calcext:value-type="float">
            <text:p>0,1719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0558" calcext:value-type="float">
            <text:p>-0,0558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0044" calcext:value-type="float">
            <text:p>-0,0044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1466" calcext:value-type="float">
            <text:p>-0,1466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119" calcext:value-type="float">
            <text:p>-0,119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2573" calcext:value-type="float">
            <text:p>0,2573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855" calcext:value-type="float">
            <text:p>0,0855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273" calcext:value-type="float">
            <text:p>0,0273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733" calcext:value-type="float">
            <text:p>0,0733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0952" calcext:value-type="float">
            <text:p>-0,0952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09" calcext:value-type="float">
            <text:p>0,0009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1441" calcext:value-type="float">
            <text:p>-0,1441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2633" calcext:value-type="float">
            <text:p>-0,2633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56" calcext:value-type="float">
            <text:p>0,0056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67" calcext:value-type="float">
            <text:p>0,0067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721" calcext:value-type="float">
            <text:p>0,0721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0852" calcext:value-type="float">
            <text:p>-0,0852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0359" calcext:value-type="float">
            <text:p>-0,0359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297" calcext:value-type="float">
            <text:p>-0,297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1206" calcext:value-type="float">
            <text:p>0,1206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87" calcext:value-type="float">
            <text:p>0,0087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91" calcext:value-type="float">
            <text:p>0,0091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3963" calcext:value-type="float">
            <text:p>0,3963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-0.0345" calcext:value-type="float">
            <text:p>-0,0345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45" calcext:value-type="float">
            <text:p>0,0045</text:p>
          </table:table-cell>
        </table:table-row>
        <table:table-row table:style-name="ro2">
          <table:table-cell office:value-type="string" calcext:value-type="string">
            <text:p><text:s/>MAIPreform2_Spule0_0315_Upside_Thread_256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0077" calcext:value-type="float">
            <text:p>0,0077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173" calcext:value-type="float">
            <text:p>0,0173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023" calcext:value-type="float">
            <text:p>-0,0023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183" calcext:value-type="float">
            <text:p>0,0183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244" calcext:value-type="float">
            <text:p>0,0244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099" calcext:value-type="float">
            <text:p>0,0099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064" calcext:value-type="float">
            <text:p>0,0064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194" calcext:value-type="float">
            <text:p>0,0194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2216" calcext:value-type="float">
            <text:p>0,2216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1379" calcext:value-type="float">
            <text:p>0,1379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007" calcext:value-type="float">
            <text:p>-0,0007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002" calcext:value-type="float">
            <text:p>-0,0002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031" calcext:value-type="float">
            <text:p>-0,0031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006" calcext:value-type="float">
            <text:p>-0,0006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2861" calcext:value-type="float">
            <text:p>0,2861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472" calcext:value-type="float">
            <text:p>0,0472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2101" calcext:value-type="float">
            <text:p>0,2101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285" calcext:value-type="float">
            <text:p>0,0285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2713" calcext:value-type="float">
            <text:p>0,2713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598" calcext:value-type="float">
            <text:p>0,0598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188" calcext:value-type="float">
            <text:p>-0,0188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1272" calcext:value-type="float">
            <text:p>0,1272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038" calcext:value-type="float">
            <text:p>-0,0038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238" calcext:value-type="float">
            <text:p>-0,0238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318" calcext:value-type="float">
            <text:p>0,0318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448" calcext:value-type="float">
            <text:p>0,0448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439" calcext:value-type="float">
            <text:p>0,0439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0344" calcext:value-type="float">
            <text:p>0,0344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5848" calcext:value-type="float">
            <text:p>0,5848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128" calcext:value-type="float">
            <text:p>-0,0128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-0.0101" calcext:value-type="float">
            <text:p>-0,0101</text:p>
          </table:table-cell>
        </table:table-row>
        <table:table-row table:style-name="ro2">
          <table:table-cell office:value-type="string" calcext:value-type="string">
            <text:p><text:s/>MAIPreform2_Spule0_0315_Upside_Thread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1532" calcext:value-type="float">
            <text:p>0,1532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088" calcext:value-type="float">
            <text:p>0,0088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304" calcext:value-type="float">
            <text:p>0,0304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356" calcext:value-type="float">
            <text:p>0,0356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567" calcext:value-type="float">
            <text:p>0,0567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0043" calcext:value-type="float">
            <text:p>-0,0043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1352" calcext:value-type="float">
            <text:p>0,1352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1312" calcext:value-type="float">
            <text:p>0,1312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078" calcext:value-type="float">
            <text:p>0,0078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163" calcext:value-type="float">
            <text:p>0,0163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042" calcext:value-type="float">
            <text:p>0,0042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2576" calcext:value-type="float">
            <text:p>-0,2576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0726" calcext:value-type="float">
            <text:p>-0,0726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2083" calcext:value-type="float">
            <text:p>-0,2083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0494" calcext:value-type="float">
            <text:p>-0,0494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066" calcext:value-type="float">
            <text:p>0,0066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2805" calcext:value-type="float">
            <text:p>-0,2805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3244" calcext:value-type="float">
            <text:p>0,3244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0295" calcext:value-type="float">
            <text:p>-0,0295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794" calcext:value-type="float">
            <text:p>0,0794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628" calcext:value-type="float">
            <text:p>0,0628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1084" calcext:value-type="float">
            <text:p>-0,1084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142" calcext:value-type="float">
            <text:p>0,0142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2069" calcext:value-type="float">
            <text:p>0,2069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891" calcext:value-type="float">
            <text:p>0,0891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117" calcext:value-type="float">
            <text:p>-0,117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3038" calcext:value-type="float">
            <text:p>0,3038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3115" calcext:value-type="float">
            <text:p>0,3115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1137" calcext:value-type="float">
            <text:p>0,1137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807" calcext:value-type="float">
            <text:p>0,0807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0.0115" calcext:value-type="float">
            <text:p>0,0115</text:p>
          </table:table-cell>
        </table:table-row>
        <table:table-row table:style-name="ro2">
          <table:table-cell office:value-type="string" calcext:value-type="string">
            <text:p><text:s/>MAIPreform2_Spule0_0315_Upside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6362" calcext:value-type="float">
            <text:p>0,6362</text:p>
          </table:table-cell>
          <table:table-cell office:value-type="float" office:value="-0.1633" calcext:value-type="float">
            <text:p>-0,1633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139" calcext:value-type="float">
            <text:p>0,0139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055" calcext:value-type="float">
            <text:p>0,0055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342" calcext:value-type="float">
            <text:p>0,0342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361" calcext:value-type="float">
            <text:p>0,0361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586" calcext:value-type="float">
            <text:p>0,0586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349" calcext:value-type="float">
            <text:p>0,0349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1355" calcext:value-type="float">
            <text:p>0,1355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042" calcext:value-type="float">
            <text:p>0,0042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086" calcext:value-type="float">
            <text:p>0,0086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3336" calcext:value-type="float">
            <text:p>0,3336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812" calcext:value-type="float">
            <text:p>0,0812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1995" calcext:value-type="float">
            <text:p>0,1995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262" calcext:value-type="float">
            <text:p>0,0262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2043" calcext:value-type="float">
            <text:p>0,2043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713" calcext:value-type="float">
            <text:p>0,0713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-0.0081" calcext:value-type="float">
            <text:p>-0,0081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1137" calcext:value-type="float">
            <text:p>0,1137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-0.0229" calcext:value-type="float">
            <text:p>-0,0229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805" calcext:value-type="float">
            <text:p>0,0805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1193" calcext:value-type="float">
            <text:p>0,1193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486" calcext:value-type="float">
            <text:p>0,0486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579" calcext:value-type="float">
            <text:p>0,0579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5928" calcext:value-type="float">
            <text:p>0,5928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0203" calcext:value-type="float">
            <text:p>0,0203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-0.0117" calcext:value-type="float">
            <text:p>-0,0117</text:p>
          </table:table-cell>
        </table:table-row>
        <table:table-row table:style-name="ro2">
          <table:table-cell office:value-type="string" calcext:value-type="string">
            <text:p><text:s/>MAIPreform2_Spule0_0816_Upside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1906" calcext:value-type="float">
            <text:p>0,1906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-0.0002" calcext:value-type="float">
            <text:p>-0,0002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304" calcext:value-type="float">
            <text:p>0,0304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814" calcext:value-type="float">
            <text:p>0,0814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1376" calcext:value-type="float">
            <text:p>0,1376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241" calcext:value-type="float">
            <text:p>0,0241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239" calcext:value-type="float">
            <text:p>0,0239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1133" calcext:value-type="float">
            <text:p>0,1133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-0.0029" calcext:value-type="float">
            <text:p>-0,0029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207" calcext:value-type="float">
            <text:p>0,0207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1997" calcext:value-type="float">
            <text:p>0,1997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188" calcext:value-type="float">
            <text:p>0,188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485" calcext:value-type="float">
            <text:p>0,0485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829" calcext:value-type="float">
            <text:p>0,0829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-0.0121" calcext:value-type="float">
            <text:p>-0,0121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151" calcext:value-type="float">
            <text:p>0,0151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1393" calcext:value-type="float">
            <text:p>0,1393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471" calcext:value-type="float">
            <text:p>0,0471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266" calcext:value-type="float">
            <text:p>0,0266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293" calcext:value-type="float">
            <text:p>0,0293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-0.0235" calcext:value-type="float">
            <text:p>-0,0235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-0.0254" calcext:value-type="float">
            <text:p>-0,0254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-0.026" calcext:value-type="float">
            <text:p>-0,026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463" calcext:value-type="float">
            <text:p>0,0463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347" calcext:value-type="float">
            <text:p>0,0347</text:p>
          </table:table-cell>
        </table:table-row>
        <table:table-row table:style-name="ro2">
          <table:table-cell office:value-type="string" calcext:value-type="string">
            <text:p><text:s/>CF_ReferenceSet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0861" calcext:value-type="float">
            <text:p>0,0861</text:p>
          </table:table-cell>
          <table:table-cell office:value-type="float" office:value="-0.0009" calcext:value-type="float">
            <text:p>-0,0009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255" calcext:value-type="float">
            <text:p>0,0255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209" calcext:value-type="float">
            <text:p>0,0209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018" calcext:value-type="float">
            <text:p>0,0018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285" calcext:value-type="float">
            <text:p>0,0285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716" calcext:value-type="float">
            <text:p>0,0716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1031" calcext:value-type="float">
            <text:p>0,1031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685" calcext:value-type="float">
            <text:p>0,0685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-0.0072" calcext:value-type="float">
            <text:p>-0,0072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-0.0014" calcext:value-type="float">
            <text:p>-0,0014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13" calcext:value-type="float">
            <text:p>0,13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055" calcext:value-type="float">
            <text:p>0,0055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1987" calcext:value-type="float">
            <text:p>0,1987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2278" calcext:value-type="float">
            <text:p>0,2278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067" calcext:value-type="float">
            <text:p>0,0067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378" calcext:value-type="float">
            <text:p>0,0378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766" calcext:value-type="float">
            <text:p>0,0766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-0.0178" calcext:value-type="float">
            <text:p>-0,0178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807" calcext:value-type="float">
            <text:p>0,0807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-0.0018" calcext:value-type="float">
            <text:p>-0,0018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-0.0038" calcext:value-type="float">
            <text:p>-0,0038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288" calcext:value-type="float">
            <text:p>0,0288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226" calcext:value-type="float">
            <text:p>0,0226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667" calcext:value-type="float">
            <text:p>0,0667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483" calcext:value-type="float">
            <text:p>0,0483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621" calcext:value-type="float">
            <text:p>0,0621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2081" calcext:value-type="float">
            <text:p>0,2081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1054" calcext:value-type="float">
            <text:p>0,1054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-0.0124" calcext:value-type="float">
            <text:p>-0,0124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133" calcext:value-type="float">
            <text:p>0,0133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809" calcext:value-type="float">
            <text:p>0,0809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1089" calcext:value-type="float">
            <text:p>0,1089</text:p>
          </table:table-cell>
        </table:table-row>
        <table:table-row table:style-name="ro2">
          <table:table-cell office:value-type="string" calcext:value-type="string">
            <text:p><text:s/>CF_ReferenceSet_Small_Dark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0326" calcext:value-type="float">
            <text:p>0,0326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372" calcext:value-type="float">
            <text:p>0,0372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508" calcext:value-type="float">
            <text:p>0,0508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868" calcext:value-type="float">
            <text:p>0,0868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179" calcext:value-type="float">
            <text:p>0,179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716" calcext:value-type="float">
            <text:p>0,0716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088" calcext:value-type="float">
            <text:p>0,0088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-0.062" calcext:value-type="float">
            <text:p>-0,062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2048" calcext:value-type="float">
            <text:p>0,2048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2744" calcext:value-type="float">
            <text:p>0,2744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2394" calcext:value-type="float">
            <text:p>0,2394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804" calcext:value-type="float">
            <text:p>0,0804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1081" calcext:value-type="float">
            <text:p>0,1081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2408" calcext:value-type="float">
            <text:p>0,2408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-0.0431" calcext:value-type="float">
            <text:p>-0,0431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14" calcext:value-type="float">
            <text:p>0,14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-0.0322" calcext:value-type="float">
            <text:p>-0,0322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131" calcext:value-type="float">
            <text:p>0,0131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3397" calcext:value-type="float">
            <text:p>0,3397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391" calcext:value-type="float">
            <text:p>0,0391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423" calcext:value-type="float">
            <text:p>0,0423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1426" calcext:value-type="float">
            <text:p>0,1426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2006" calcext:value-type="float">
            <text:p>0,2006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881" calcext:value-type="float">
            <text:p>0,0881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5685" calcext:value-type="float">
            <text:p>0,5685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2518" calcext:value-type="float">
            <text:p>0,2518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-0.069" calcext:value-type="float">
            <text:p>-0,069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108" calcext:value-type="float">
            <text:p>0,0108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081" calcext:value-type="float">
            <text:p>0,0081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1876" calcext:value-type="float">
            <text:p>0,1876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905" calcext:value-type="float">
            <text:p>0,0905</text:p>
          </table:table-cell>
        </table:table-row>
        <table:table-row table:style-name="ro2">
          <table:table-cell office:value-type="string" calcext:value-type="string">
            <text:p><text:s/>CF_ReferenceSet_Small_Light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0982" calcext:value-type="float">
            <text:p>0,0982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057" calcext:value-type="float">
            <text:p>0,0057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-0.0002" calcext:value-type="float">
            <text:p>-0,0002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406" calcext:value-type="float">
            <text:p>0,0406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895" calcext:value-type="float">
            <text:p>0,0895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1586" calcext:value-type="float">
            <text:p>0,1586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241" calcext:value-type="float">
            <text:p>0,0241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256" calcext:value-type="float">
            <text:p>0,0256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248" calcext:value-type="float">
            <text:p>0,0248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1186" calcext:value-type="float">
            <text:p>0,1186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759" calcext:value-type="float">
            <text:p>0,0759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269" calcext:value-type="float">
            <text:p>0,0269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1743" calcext:value-type="float">
            <text:p>0,1743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149" calcext:value-type="float">
            <text:p>0,0149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528" calcext:value-type="float">
            <text:p>0,0528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876" calcext:value-type="float">
            <text:p>0,0876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-0.0115" calcext:value-type="float">
            <text:p>-0,0115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123" calcext:value-type="float">
            <text:p>0,0123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147" calcext:value-type="float">
            <text:p>0,0147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195" calcext:value-type="float">
            <text:p>0,0195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1381" calcext:value-type="float">
            <text:p>0,1381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-0.0002" calcext:value-type="float">
            <text:p>-0,0002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033" calcext:value-type="float">
            <text:p>0,0033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744" calcext:value-type="float">
            <text:p>0,0744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032" calcext:value-type="float">
            <text:p>0,0032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406" calcext:value-type="float">
            <text:p>0,0406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105" calcext:value-type="float">
            <text:p>0,0105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-0.019" calcext:value-type="float">
            <text:p>-0,019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-0.0291" calcext:value-type="float">
            <text:p>-0,0291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-0.0292" calcext:value-type="float">
            <text:p>-0,0292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507" calcext:value-type="float">
            <text:p>0,0507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0.0403" calcext:value-type="float">
            <text:p>0,0403</text:p>
          </table:table-cell>
        </table:table-row>
        <table:table-row table:style-name="ro2">
          <table:table-cell office:value-type="string" calcext:value-type="string">
            <text:p><text:s/>FabricDefectsAITEX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1956" calcext:value-type="float">
            <text:p>0,1956</text:p>
          </table:table-cell>
          <table:table-cell office:value-type="float" office:value="-0.0008" calcext:value-type="float">
            <text:p>-0,0008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012" calcext:value-type="float">
            <text:p>-0,0012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008" calcext:value-type="float">
            <text:p>-0,0008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036" calcext:value-type="float">
            <text:p>-0,0036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024" calcext:value-type="float">
            <text:p>-0,0024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013" calcext:value-type="float">
            <text:p>-0,0013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867" calcext:value-type="float">
            <text:p>0,0867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303" calcext:value-type="float">
            <text:p>-0,0303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139" calcext:value-type="float">
            <text:p>-0,0139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386" calcext:value-type="float">
            <text:p>0,0386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315" calcext:value-type="float">
            <text:p>0,0315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087" calcext:value-type="float">
            <text:p>-0,0087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129" calcext:value-type="float">
            <text:p>-0,0129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082" calcext:value-type="float">
            <text:p>-0,0082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109" calcext:value-type="float">
            <text:p>0,0109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512" calcext:value-type="float">
            <text:p>0,0512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956" calcext:value-type="float">
            <text:p>0,0956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287" calcext:value-type="float">
            <text:p>0,0287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231" calcext:value-type="float">
            <text:p>-0,0231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131" calcext:value-type="float">
            <text:p>-0,0131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2074" calcext:value-type="float">
            <text:p>0,2074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639" calcext:value-type="float">
            <text:p>0,0639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014" calcext:value-type="float">
            <text:p>-0,0014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5979" calcext:value-type="float">
            <text:p>0,5979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113" calcext:value-type="float">
            <text:p>0,0113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268" calcext:value-type="float">
            <text:p>0,0268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728" calcext:value-type="float">
            <text:p>0,0728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594" calcext:value-type="float">
            <text:p>-0,0594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596" calcext:value-type="float">
            <text:p>-0,0596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056" calcext:value-type="float">
            <text:p>0,0056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0698" calcext:value-type="float">
            <text:p>0,0698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0.1028" calcext:value-type="float">
            <text:p>0,1028</text:p>
          </table:table-cell>
        </table:table-row>
        <table:table-row table:style-name="ro2">
          <table:table-cell office:value-type="string" calcext:value-type="string">
            <text:p><text:s/>MT_Blowhole_train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4303" calcext:value-type="float">
            <text:p>0,4303</text:p>
          </table:table-cell>
          <table:table-cell office:value-type="float" office:value="-0.0066" calcext:value-type="float">
            <text:p>-0,0066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146" calcext:value-type="float">
            <text:p>-0,0146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089" calcext:value-type="float">
            <text:p>-0,0089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055" calcext:value-type="float">
            <text:p>-0,0055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282" calcext:value-type="float">
            <text:p>-0,0282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337" calcext:value-type="float">
            <text:p>-0,0337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523" calcext:value-type="float">
            <text:p>-0,0523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114" calcext:value-type="float">
            <text:p>-0,0114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0044" calcext:value-type="float">
            <text:p>0,0044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0244" calcext:value-type="float">
            <text:p>0,0244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1211" calcext:value-type="float">
            <text:p>-0,1211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4843" calcext:value-type="float">
            <text:p>-0,4843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586" calcext:value-type="float">
            <text:p>-0,0586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0105" calcext:value-type="float">
            <text:p>0,0105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0095" calcext:value-type="float">
            <text:p>0,0095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0309" calcext:value-type="float">
            <text:p>0,0309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099" calcext:value-type="float">
            <text:p>-0,0099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032" calcext:value-type="float">
            <text:p>-0,0032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1911" calcext:value-type="float">
            <text:p>0,1911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2699" calcext:value-type="float">
            <text:p>0,2699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0918" calcext:value-type="float">
            <text:p>0,0918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411" calcext:value-type="float">
            <text:p>-0,0411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1725" calcext:value-type="float">
            <text:p>0,1725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3222" calcext:value-type="float">
            <text:p>-0,3222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0305" calcext:value-type="float">
            <text:p>0,0305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68" calcext:value-type="float">
            <text:p>-0,068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725" calcext:value-type="float">
            <text:p>-0,0725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0854" calcext:value-type="float">
            <text:p>0,0854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626" calcext:value-type="float">
            <text:p>-0,0626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1667" calcext:value-type="float">
            <text:p>-0,1667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1347" calcext:value-type="float">
            <text:p>-0,1347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1778" calcext:value-type="float">
            <text:p>0,1778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1927" calcext:value-type="float">
            <text:p>-0,1927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1931" calcext:value-type="float">
            <text:p>-0,1931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2317" calcext:value-type="float">
            <text:p>-0,2317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331" calcext:value-type="float">
            <text:p>-0,0331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2">
          <table:table-cell office:value-type="string" calcext:value-type="string">
            <text:p><text:s/>MVTec_AD_Bottle_Broken_Lg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3546" calcext:value-type="float">
            <text:p>0,3546</text:p>
          </table:table-cell>
          <table:table-cell office:value-type="float" office:value="0.2032" calcext:value-type="float">
            <text:p>0,2032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161" calcext:value-type="float">
            <text:p>0,0161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-0.0008" calcext:value-type="float">
            <text:p>-0,0008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-0.0027" calcext:value-type="float">
            <text:p>-0,0027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073" calcext:value-type="float">
            <text:p>0,0073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085" calcext:value-type="float">
            <text:p>0,0085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141" calcext:value-type="float">
            <text:p>0,0141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934" calcext:value-type="float">
            <text:p>0,0934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-0.0022" calcext:value-type="float">
            <text:p>-0,0022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-0.1225" calcext:value-type="float">
            <text:p>-0,1225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476" calcext:value-type="float">
            <text:p>0,0476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542" calcext:value-type="float">
            <text:p>0,0542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669" calcext:value-type="float">
            <text:p>0,0669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651" calcext:value-type="float">
            <text:p>0,0651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693" calcext:value-type="float">
            <text:p>0,0693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1575" calcext:value-type="float">
            <text:p>0,1575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-0.0706" calcext:value-type="float">
            <text:p>-0,0706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1696" calcext:value-type="float">
            <text:p>0,1696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175" calcext:value-type="float">
            <text:p>0,0175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262" calcext:value-type="float">
            <text:p>0,0262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2074" calcext:value-type="float">
            <text:p>0,2074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2491" calcext:value-type="float">
            <text:p>0,2491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113" calcext:value-type="float">
            <text:p>0,0113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057" calcext:value-type="float">
            <text:p>0,0057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543" calcext:value-type="float">
            <text:p>0,0543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1856" calcext:value-type="float">
            <text:p>0,1856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731" calcext:value-type="float">
            <text:p>0,0731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1827" calcext:value-type="float">
            <text:p>0,1827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3348" calcext:value-type="float">
            <text:p>0,3348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635" calcext:value-type="float">
            <text:p>0,0635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-0.0151" calcext:value-type="float">
            <text:p>-0,0151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-0.0525" calcext:value-type="float">
            <text:p>-0,0525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2222" calcext:value-type="float">
            <text:p>0,2222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0563" calcext:value-type="float">
            <text:p>0,0563</text:p>
          </table:table-cell>
        </table:table-row>
        <table:table-row table:style-name="ro2">
          <table:table-cell office:value-type="string" calcext:value-type="string">
            <text:p><text:s/>MVTec_AD_Bottle_Broken_Sm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4349" calcext:value-type="float">
            <text:p>0,4349</text:p>
          </table:table-cell>
          <table:table-cell office:value-type="float" office:value="-0.0302" calcext:value-type="float">
            <text:p>-0,0302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143" calcext:value-type="float">
            <text:p>-0,0143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088" calcext:value-type="float">
            <text:p>-0,0088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301" calcext:value-type="float">
            <text:p>-0,0301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353" calcext:value-type="float">
            <text:p>-0,0353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531" calcext:value-type="float">
            <text:p>-0,0531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127" calcext:value-type="float">
            <text:p>-0,0127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0025" calcext:value-type="float">
            <text:p>0,0025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1054" calcext:value-type="float">
            <text:p>-0,1054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122" calcext:value-type="float">
            <text:p>-0,122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6018" calcext:value-type="float">
            <text:p>-0,6018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74" calcext:value-type="float">
            <text:p>-0,074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0037" calcext:value-type="float">
            <text:p>0,0037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0228" calcext:value-type="float">
            <text:p>0,0228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0035" calcext:value-type="float">
            <text:p>0,0035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009" calcext:value-type="float">
            <text:p>-0,0009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2757" calcext:value-type="float">
            <text:p>0,2757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1235" calcext:value-type="float">
            <text:p>0,1235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0383" calcext:value-type="float">
            <text:p>0,0383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192" calcext:value-type="float">
            <text:p>-0,0192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2054" calcext:value-type="float">
            <text:p>0,2054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3026" calcext:value-type="float">
            <text:p>-0,3026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0146" calcext:value-type="float">
            <text:p>0,0146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718" calcext:value-type="float">
            <text:p>-0,0718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647" calcext:value-type="float">
            <text:p>-0,0647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1239" calcext:value-type="float">
            <text:p>0,1239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032" calcext:value-type="float">
            <text:p>-0,0032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195" calcext:value-type="float">
            <text:p>-0,195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116" calcext:value-type="float">
            <text:p>-0,0116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1203" calcext:value-type="float">
            <text:p>0,1203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3401" calcext:value-type="float">
            <text:p>-0,3401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3501" calcext:value-type="float">
            <text:p>-0,3501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3658" calcext:value-type="float">
            <text:p>-0,3658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55" calcext:value-type="float">
            <text:p>-0,055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-0.0165" calcext:value-type="float">
            <text:p>-0,0165</text:p>
          </table:table-cell>
        </table:table-row>
        <table:table-row table:style-name="ro2">
          <table:table-cell office:value-type="string" calcext:value-type="string">
            <text:p><text:s/>MVTec_AD_Cable_Missing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1825" calcext:value-type="float">
            <text:p>0,1825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201" calcext:value-type="float">
            <text:p>0,0201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087" calcext:value-type="float">
            <text:p>0,0087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088" calcext:value-type="float">
            <text:p>0,0088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437" calcext:value-type="float">
            <text:p>0,0437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407" calcext:value-type="float">
            <text:p>0,0407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643" calcext:value-type="float">
            <text:p>0,0643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132" calcext:value-type="float">
            <text:p>0,0132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1341" calcext:value-type="float">
            <text:p>0,1341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1301" calcext:value-type="float">
            <text:p>0,1301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6294" calcext:value-type="float">
            <text:p>0,6294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1118" calcext:value-type="float">
            <text:p>0,1118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3" calcext:value-type="float">
            <text:p>0,03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806" calcext:value-type="float">
            <text:p>0,0806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597" calcext:value-type="float">
            <text:p>0,0597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1898" calcext:value-type="float">
            <text:p>0,1898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-0.0873" calcext:value-type="float">
            <text:p>-0,0873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053" calcext:value-type="float">
            <text:p>0,0053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752" calcext:value-type="float">
            <text:p>0,0752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5375" calcext:value-type="float">
            <text:p>0,5375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3865" calcext:value-type="float">
            <text:p>0,3865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1852" calcext:value-type="float">
            <text:p>0,1852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143" calcext:value-type="float">
            <text:p>0,0143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2031" calcext:value-type="float">
            <text:p>0,2031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841" calcext:value-type="float">
            <text:p>0,0841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156" calcext:value-type="float">
            <text:p>0,0156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204" calcext:value-type="float">
            <text:p>0,0204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5034" calcext:value-type="float">
            <text:p>0,5034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2269" calcext:value-type="float">
            <text:p>0,2269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935" calcext:value-type="float">
            <text:p>0,0935</text:p>
          </table:table-cell>
        </table:table-row>
        <table:table-row table:style-name="ro2">
          <table:table-cell office:value-type="string" calcext:value-type="string">
            <text:p><text:s/>MVTec_AD_Capsule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0952" calcext:value-type="float">
            <text:p>0,0952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0018" calcext:value-type="float">
            <text:p>0,0018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087" calcext:value-type="float">
            <text:p>-0,0087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103" calcext:value-type="float">
            <text:p>-0,0103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472" calcext:value-type="float">
            <text:p>-0,0472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015" calcext:value-type="float">
            <text:p>-0,0015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16" calcext:value-type="float">
            <text:p>-0,016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414" calcext:value-type="float">
            <text:p>-0,0414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251" calcext:value-type="float">
            <text:p>-0,0251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978" calcext:value-type="float">
            <text:p>-0,0978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79" calcext:value-type="float">
            <text:p>-0,079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687" calcext:value-type="float">
            <text:p>-0,0687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2115" calcext:value-type="float">
            <text:p>0,2115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538" calcext:value-type="float">
            <text:p>-0,0538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462" calcext:value-type="float">
            <text:p>-0,0462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3394" calcext:value-type="float">
            <text:p>-0,3394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4479" calcext:value-type="float">
            <text:p>-0,4479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0266" calcext:value-type="float">
            <text:p>0,0266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1393" calcext:value-type="float">
            <text:p>-0,1393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1176" calcext:value-type="float">
            <text:p>-0,1176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1932" calcext:value-type="float">
            <text:p>-0,1932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1281" calcext:value-type="float">
            <text:p>-0,1281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678" calcext:value-type="float">
            <text:p>-0,0678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0153" calcext:value-type="float">
            <text:p>0,0153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555" calcext:value-type="float">
            <text:p>-0,0555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096" calcext:value-type="float">
            <text:p>-0,096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1265" calcext:value-type="float">
            <text:p>0,1265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137" calcext:value-type="float">
            <text:p>-0,137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-0.3024" calcext:value-type="float">
            <text:p>-0,3024</text:p>
          </table:table-cell>
        </table:table-row>
        <table:table-row table:style-name="ro2">
          <table:table-cell office:value-type="string" calcext:value-type="string">
            <text:p><text:s/>MVTec_AD_Carpet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0251" calcext:value-type="float">
            <text:p>0,0251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189" calcext:value-type="float">
            <text:p>0,0189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055" calcext:value-type="float">
            <text:p>0,0055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342" calcext:value-type="float">
            <text:p>0,0342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361" calcext:value-type="float">
            <text:p>0,0361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587" calcext:value-type="float">
            <text:p>0,0587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-0.0552" calcext:value-type="float">
            <text:p>-0,0552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4935" calcext:value-type="float">
            <text:p>0,4935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876" calcext:value-type="float">
            <text:p>0,0876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-0.0029" calcext:value-type="float">
            <text:p>-0,0029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164" calcext:value-type="float">
            <text:p>0,0164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087" calcext:value-type="float">
            <text:p>0,0087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094" calcext:value-type="float">
            <text:p>0,0094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2936" calcext:value-type="float">
            <text:p>0,2936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824" calcext:value-type="float">
            <text:p>0,0824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1715" calcext:value-type="float">
            <text:p>0,1715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412" calcext:value-type="float">
            <text:p>0,0412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-0.0361" calcext:value-type="float">
            <text:p>-0,0361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1257" calcext:value-type="float">
            <text:p>0,1257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-0.0533" calcext:value-type="float">
            <text:p>-0,0533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1121" calcext:value-type="float">
            <text:p>0,1121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833" calcext:value-type="float">
            <text:p>0,0833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188" calcext:value-type="float">
            <text:p>0,0188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-0.0463" calcext:value-type="float">
            <text:p>-0,0463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877" calcext:value-type="float">
            <text:p>0,0877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1351" calcext:value-type="float">
            <text:p>0,1351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309" calcext:value-type="float">
            <text:p>0,0309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497" calcext:value-type="float">
            <text:p>0,0497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5959" calcext:value-type="float">
            <text:p>0,5959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199" calcext:value-type="float">
            <text:p>0,0199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2">
          <table:table-cell office:value-type="string" calcext:value-type="string">
            <text:p><text:s/>MVTec_AD_Grid_Thread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1945" calcext:value-type="float">
            <text:p>0,1945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059" calcext:value-type="float">
            <text:p>0,0059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.0008" calcext:value-type="float">
            <text:p>-0,0008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.0032" calcext:value-type="float">
            <text:p>-0,0032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529" calcext:value-type="float">
            <text:p>0,0529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.0016" calcext:value-type="float">
            <text:p>-0,0016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504" calcext:value-type="float">
            <text:p>0,0504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683" calcext:value-type="float">
            <text:p>0,0683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626" calcext:value-type="float">
            <text:p>0,0626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3174" calcext:value-type="float">
            <text:p>0,3174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164" calcext:value-type="float">
            <text:p>0,0164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607" calcext:value-type="float">
            <text:p>0,0607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1227" calcext:value-type="float">
            <text:p>0,1227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2903" calcext:value-type="float">
            <text:p>0,2903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.0152" calcext:value-type="float">
            <text:p>-0,0152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799" calcext:value-type="float">
            <text:p>0,0799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009" calcext:value-type="float">
            <text:p>0,0009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866" calcext:value-type="float">
            <text:p>0,0866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1442" calcext:value-type="float">
            <text:p>0,1442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1963" calcext:value-type="float">
            <text:p>0,1963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1211" calcext:value-type="float">
            <text:p>0,1211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2295" calcext:value-type="float">
            <text:p>0,2295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2396" calcext:value-type="float">
            <text:p>0,2396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5466" calcext:value-type="float">
            <text:p>0,5466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0529" calcext:value-type="float">
            <text:p>0,0529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-0.0003" calcext:value-type="float">
            <text:p>-0,0003</text:p>
          </table:table-cell>
        </table:table-row>
        <table:table-row table:style-name="ro2">
          <table:table-cell office:value-type="string" calcext:value-type="string">
            <text:p><text:s/>MVTec_AD_Hazelnut_Crack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5059" calcext:value-type="float">
            <text:p>0,5059</text:p>
          </table:table-cell>
          <table:table-cell office:value-type="float" office:value="0.1108" calcext:value-type="float">
            <text:p>0,1108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-0.0029" calcext:value-type="float">
            <text:p>-0,0029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-0.0008" calcext:value-type="float">
            <text:p>-0,0008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299" calcext:value-type="float">
            <text:p>0,0299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328" calcext:value-type="float">
            <text:p>0,0328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565" calcext:value-type="float">
            <text:p>0,0565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107" calcext:value-type="float">
            <text:p>0,0107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502" calcext:value-type="float">
            <text:p>0,0502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413" calcext:value-type="float">
            <text:p>0,0413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169" calcext:value-type="float">
            <text:p>0,0169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601" calcext:value-type="float">
            <text:p>0,0601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448" calcext:value-type="float">
            <text:p>0,0448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097" calcext:value-type="float">
            <text:p>0,0097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211" calcext:value-type="float">
            <text:p>0,0211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-0.0007" calcext:value-type="float">
            <text:p>-0,0007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984" calcext:value-type="float">
            <text:p>0,0984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935" calcext:value-type="float">
            <text:p>0,0935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1855" calcext:value-type="float">
            <text:p>0,1855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2274" calcext:value-type="float">
            <text:p>0,2274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852" calcext:value-type="float">
            <text:p>0,0852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025" calcext:value-type="float">
            <text:p>0,0025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2722" calcext:value-type="float">
            <text:p>0,2722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645" calcext:value-type="float">
            <text:p>0,0645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864" calcext:value-type="float">
            <text:p>0,0864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723" calcext:value-type="float">
            <text:p>0,0723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172" calcext:value-type="float">
            <text:p>0,0172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1599" calcext:value-type="float">
            <text:p>0,1599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-0.0028" calcext:value-type="float">
            <text:p>-0,0028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1119" calcext:value-type="float">
            <text:p>0,1119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2298" calcext:value-type="float">
            <text:p>0,2298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2301" calcext:value-type="float">
            <text:p>0,2301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5496" calcext:value-type="float">
            <text:p>0,5496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832" calcext:value-type="float">
            <text:p>0,0832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774" calcext:value-type="float">
            <text:p>0,0774</text:p>
          </table:table-cell>
        </table:table-row>
        <table:table-row table:style-name="ro2">
          <table:table-cell office:value-type="string" calcext:value-type="string">
            <text:p><text:s/>MVTec_AD_Leather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4725" calcext:value-type="float">
            <text:p>0,4725</text:p>
          </table:table-cell>
          <table:table-cell office:value-type="float" office:value="0.0163" calcext:value-type="float">
            <text:p>0,0163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159" calcext:value-type="float">
            <text:p>0,0159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-0.0013" calcext:value-type="float">
            <text:p>-0,0013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53" calcext:value-type="float">
            <text:p>0,0053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335" calcext:value-type="float">
            <text:p>0,0335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361" calcext:value-type="float">
            <text:p>0,0361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584" calcext:value-type="float">
            <text:p>0,0584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52" calcext:value-type="float">
            <text:p>0,0052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-0.0567" calcext:value-type="float">
            <text:p>-0,0567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584" calcext:value-type="float">
            <text:p>0,0584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5616" calcext:value-type="float">
            <text:p>0,5616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1263" calcext:value-type="float">
            <text:p>0,1263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87" calcext:value-type="float">
            <text:p>0,0087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72" calcext:value-type="float">
            <text:p>0,0072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144" calcext:value-type="float">
            <text:p>0,0144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96" calcext:value-type="float">
            <text:p>0,0096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34" calcext:value-type="float">
            <text:p>0,0034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1971" calcext:value-type="float">
            <text:p>0,1971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895" calcext:value-type="float">
            <text:p>0,0895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632" calcext:value-type="float">
            <text:p>0,0632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997" calcext:value-type="float">
            <text:p>0,0997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204" calcext:value-type="float">
            <text:p>0,0204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182" calcext:value-type="float">
            <text:p>0,0182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1696" calcext:value-type="float">
            <text:p>0,1696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1045" calcext:value-type="float">
            <text:p>0,1045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253" calcext:value-type="float">
            <text:p>0,0253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1819" calcext:value-type="float">
            <text:p>0,1819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59" calcext:value-type="float">
            <text:p>0,0059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837" calcext:value-type="float">
            <text:p>0,0837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809" calcext:value-type="float">
            <text:p>0,0809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1062" calcext:value-type="float">
            <text:p>0,1062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6297" calcext:value-type="float">
            <text:p>0,6297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445" calcext:value-type="float">
            <text:p>0,0445</text:p>
          </table:table-cell>
        </table:table-row>
        <table:table-row table:style-name="ro2">
          <table:table-cell office:value-type="string" calcext:value-type="string">
            <text:p><text:s/>MVTec_AD_Metal_Nut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098" calcext:value-type="float">
            <text:p>0,098</text:p>
          </table:table-cell>
          <table:table-cell office:value-type="float" office:value="0.0477" calcext:value-type="float">
            <text:p>0,0477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056" calcext:value-type="float">
            <text:p>0,0056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002" calcext:value-type="float">
            <text:p>-0,0002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055" calcext:value-type="float">
            <text:p>0,0055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206" calcext:value-type="float">
            <text:p>0,0206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005" calcext:value-type="float">
            <text:p>-0,0005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383" calcext:value-type="float">
            <text:p>0,0383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716" calcext:value-type="float">
            <text:p>-0,0716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574" calcext:value-type="float">
            <text:p>-0,0574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3851" calcext:value-type="float">
            <text:p>0,3851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205" calcext:value-type="float">
            <text:p>-0,0205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063" calcext:value-type="float">
            <text:p>-0,0063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025" calcext:value-type="float">
            <text:p>-0,0025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2731" calcext:value-type="float">
            <text:p>0,2731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1173" calcext:value-type="float">
            <text:p>0,1173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1354" calcext:value-type="float">
            <text:p>0,1354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164" calcext:value-type="float">
            <text:p>0,0164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3029" calcext:value-type="float">
            <text:p>0,3029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136" calcext:value-type="float">
            <text:p>0,0136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549" calcext:value-type="float">
            <text:p>0,0549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281" calcext:value-type="float">
            <text:p>-0,0281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1202" calcext:value-type="float">
            <text:p>0,1202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172" calcext:value-type="float">
            <text:p>0,0172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771" calcext:value-type="float">
            <text:p>-0,0771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1624" calcext:value-type="float">
            <text:p>0,1624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5119" calcext:value-type="float">
            <text:p>0,5119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233" calcext:value-type="float">
            <text:p>0,0233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2">
          <table:table-cell office:value-type="string" calcext:value-type="string">
            <text:p><text:s/>MVTec_AD_Pill_Crack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571" calcext:value-type="float">
            <text:p>0,571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101" calcext:value-type="float">
            <text:p>0,0101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094" calcext:value-type="float">
            <text:p>0,0094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083" calcext:value-type="float">
            <text:p>0,0083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693" calcext:value-type="float">
            <text:p>0,0693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629" calcext:value-type="float">
            <text:p>0,0629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999" calcext:value-type="float">
            <text:p>0,0999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144" calcext:value-type="float">
            <text:p>0,0144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685" calcext:value-type="float">
            <text:p>0,0685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903" calcext:value-type="float">
            <text:p>0,0903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584" calcext:value-type="float">
            <text:p>0,584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471" calcext:value-type="float">
            <text:p>0,0471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227" calcext:value-type="float">
            <text:p>0,0227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361" calcext:value-type="float">
            <text:p>0,0361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397" calcext:value-type="float">
            <text:p>0,0397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236" calcext:value-type="float">
            <text:p>0,0236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281" calcext:value-type="float">
            <text:p>0,0281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1392" calcext:value-type="float">
            <text:p>0,1392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311" calcext:value-type="float">
            <text:p>0,311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-0.0333" calcext:value-type="float">
            <text:p>-0,0333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297" calcext:value-type="float">
            <text:p>0,0297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098" calcext:value-type="float">
            <text:p>0,0098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038" calcext:value-type="float">
            <text:p>0,0038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2602" calcext:value-type="float">
            <text:p>0,2602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535" calcext:value-type="float">
            <text:p>0,0535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2573" calcext:value-type="float">
            <text:p>0,2573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308" calcext:value-type="float">
            <text:p>0,0308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3711" calcext:value-type="float">
            <text:p>0,3711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2799" calcext:value-type="float">
            <text:p>0,2799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-0.0535" calcext:value-type="float">
            <text:p>-0,0535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-0.0652" calcext:value-type="float">
            <text:p>-0,0652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3914" calcext:value-type="float">
            <text:p>0,3914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603" calcext:value-type="float">
            <text:p>0,0603</text:p>
          </table:table-cell>
        </table:table-row>
        <table:table-row table:style-name="ro2">
          <table:table-cell office:value-type="string" calcext:value-type="string">
            <text:p><text:s/>MVTec_AD_Screw_Scratch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3544" calcext:value-type="float">
            <text:p>0,3544</text:p>
          </table:table-cell>
          <table:table-cell office:value-type="float" office:value="0.0532" calcext:value-type="float">
            <text:p>0,0532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071" calcext:value-type="float">
            <text:p>0,0071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0014" calcext:value-type="float">
            <text:p>-0,0014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0009" calcext:value-type="float">
            <text:p>-0,0009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0044" calcext:value-type="float">
            <text:p>-0,0044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0027" calcext:value-type="float">
            <text:p>-0,0027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0135" calcext:value-type="float">
            <text:p>-0,0135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0016" calcext:value-type="float">
            <text:p>-0,0016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856" calcext:value-type="float">
            <text:p>0,0856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1111" calcext:value-type="float">
            <text:p>0,1111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1047" calcext:value-type="float">
            <text:p>0,1047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5431" calcext:value-type="float">
            <text:p>0,5431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1033" calcext:value-type="float">
            <text:p>0,1033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285" calcext:value-type="float">
            <text:p>0,0285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105" calcext:value-type="float">
            <text:p>0,0105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713" calcext:value-type="float">
            <text:p>0,0713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1539" calcext:value-type="float">
            <text:p>0,1539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3504" calcext:value-type="float">
            <text:p>0,3504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0315" calcext:value-type="float">
            <text:p>-0,0315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768" calcext:value-type="float">
            <text:p>0,0768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103" calcext:value-type="float">
            <text:p>0,0103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172" calcext:value-type="float">
            <text:p>0,0172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4332" calcext:value-type="float">
            <text:p>0,4332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5046" calcext:value-type="float">
            <text:p>0,5046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1101" calcext:value-type="float">
            <text:p>0,1101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0012" calcext:value-type="float">
            <text:p>-0,0012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632" calcext:value-type="float">
            <text:p>0,0632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428" calcext:value-type="float">
            <text:p>0,0428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3096" calcext:value-type="float">
            <text:p>0,3096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1625" calcext:value-type="float">
            <text:p>-0,1625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-0.1988" calcext:value-type="float">
            <text:p>-0,1988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1986" calcext:value-type="float">
            <text:p>0,1986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1041" calcext:value-type="float">
            <text:p>0,1041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1839" calcext:value-type="float">
            <text:p>0,1839</text:p>
          </table:table-cell>
        </table:table-row>
        <table:table-row table:style-name="ro2">
          <table:table-cell office:value-type="string" calcext:value-type="string">
            <text:p><text:s/>MVTec_AD_Tile_Crack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675" calcext:value-type="float">
            <text:p>0,675</text:p>
          </table:table-cell>
          <table:table-cell office:value-type="float" office:value="0.0113" calcext:value-type="float">
            <text:p>0,0113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303" calcext:value-type="float">
            <text:p>0,0303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-0.0027" calcext:value-type="float">
            <text:p>-0,0027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184" calcext:value-type="float">
            <text:p>0,0184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169" calcext:value-type="float">
            <text:p>0,0169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1002" calcext:value-type="float">
            <text:p>0,1002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1181" calcext:value-type="float">
            <text:p>0,1181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5973" calcext:value-type="float">
            <text:p>0,5973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698" calcext:value-type="float">
            <text:p>0,0698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638" calcext:value-type="float">
            <text:p>0,0638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427" calcext:value-type="float">
            <text:p>0,0427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706" calcext:value-type="float">
            <text:p>0,0706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744" calcext:value-type="float">
            <text:p>0,0744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293" calcext:value-type="float">
            <text:p>0,0293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394" calcext:value-type="float">
            <text:p>0,0394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884" calcext:value-type="float">
            <text:p>0,0884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5302" calcext:value-type="float">
            <text:p>0,5302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1554" calcext:value-type="float">
            <text:p>0,1554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073" calcext:value-type="float">
            <text:p>0,0073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1053" calcext:value-type="float">
            <text:p>0,1053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654" calcext:value-type="float">
            <text:p>0,0654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2498" calcext:value-type="float">
            <text:p>0,2498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2486" calcext:value-type="float">
            <text:p>0,2486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1509" calcext:value-type="float">
            <text:p>0,1509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1726" calcext:value-type="float">
            <text:p>0,1726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4408" calcext:value-type="float">
            <text:p>0,4408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1829" calcext:value-type="float">
            <text:p>0,1829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0727" calcext:value-type="float">
            <text:p>0,0727</text:p>
          </table:table-cell>
        </table:table-row>
        <table:table-row table:style-name="ro2">
          <table:table-cell office:value-type="string" calcext:value-type="string">
            <text:p><text:s/>MVTec_AD_Toothbrush_Sm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1037" calcext:value-type="float">
            <text:p>0,1037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269" calcext:value-type="float">
            <text:p>0,0269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097" calcext:value-type="float">
            <text:p>0,0097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064" calcext:value-type="float">
            <text:p>0,0064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221" calcext:value-type="float">
            <text:p>0,0221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632" calcext:value-type="float">
            <text:p>0,0632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1014" calcext:value-type="float">
            <text:p>0,1014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394" calcext:value-type="float">
            <text:p>0,0394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-0.032" calcext:value-type="float">
            <text:p>-0,032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-0.0514" calcext:value-type="float">
            <text:p>-0,0514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5109" calcext:value-type="float">
            <text:p>0,5109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466" calcext:value-type="float">
            <text:p>0,0466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2533" calcext:value-type="float">
            <text:p>0,2533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1967" calcext:value-type="float">
            <text:p>0,1967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2893" calcext:value-type="float">
            <text:p>0,2893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497" calcext:value-type="float">
            <text:p>0,0497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1747" calcext:value-type="float">
            <text:p>0,1747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324" calcext:value-type="float">
            <text:p>0,324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-0.0559" calcext:value-type="float">
            <text:p>-0,0559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1908" calcext:value-type="float">
            <text:p>0,1908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114" calcext:value-type="float">
            <text:p>0,0114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5127" calcext:value-type="float">
            <text:p>0,5127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-0.0032" calcext:value-type="float">
            <text:p>-0,0032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1036" calcext:value-type="float">
            <text:p>0,1036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2035" calcext:value-type="float">
            <text:p>0,2035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405" calcext:value-type="float">
            <text:p>0,0405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1877" calcext:value-type="float">
            <text:p>0,1877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3999" calcext:value-type="float">
            <text:p>0,3999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-0.0305" calcext:value-type="float">
            <text:p>-0,0305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986" calcext:value-type="float">
            <text:p>0,0986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1999" calcext:value-type="float">
            <text:p>0,1999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2094" calcext:value-type="float">
            <text:p>0,2094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0597" calcext:value-type="float">
            <text:p>0,0597</text:p>
          </table:table-cell>
        </table:table-row>
        <table:table-row table:style-name="ro2">
          <table:table-cell office:value-type="string" calcext:value-type="string">
            <text:p><text:s/>MVTec_AD_Wood_Scratch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041" calcext:value-type="float">
            <text:p>0,0041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257" calcext:value-type="float">
            <text:p>0,0257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403" calcext:value-type="float">
            <text:p>0,0403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338" calcext:value-type="float">
            <text:p>0,0338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106" calcext:value-type="float">
            <text:p>0,0106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-0.0463" calcext:value-type="float">
            <text:p>-0,0463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-0.0706" calcext:value-type="float">
            <text:p>-0,0706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4604" calcext:value-type="float">
            <text:p>0,4604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397" calcext:value-type="float">
            <text:p>0,0397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565" calcext:value-type="float">
            <text:p>0,0565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269" calcext:value-type="float">
            <text:p>0,0269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776" calcext:value-type="float">
            <text:p>0,0776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445" calcext:value-type="float">
            <text:p>0,0445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2311" calcext:value-type="float">
            <text:p>0,2311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1832" calcext:value-type="float">
            <text:p>0,1832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3352" calcext:value-type="float">
            <text:p>0,3352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-0.0552" calcext:value-type="float">
            <text:p>-0,0552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2099" calcext:value-type="float">
            <text:p>0,2099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093" calcext:value-type="float">
            <text:p>0,0093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044" calcext:value-type="float">
            <text:p>0,0044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4926" calcext:value-type="float">
            <text:p>0,4926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041" calcext:value-type="float">
            <text:p>0,0041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1098" calcext:value-type="float">
            <text:p>0,1098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841" calcext:value-type="float">
            <text:p>0,0841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1911" calcext:value-type="float">
            <text:p>0,1911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642" calcext:value-type="float">
            <text:p>0,0642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1813" calcext:value-type="float">
            <text:p>0,1813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5827" calcext:value-type="float">
            <text:p>0,5827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401" calcext:value-type="float">
            <text:p>0,0401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3432" calcext:value-type="float">
            <text:p>0,3432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1738" calcext:value-type="float">
            <text:p>0,1738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0838" calcext:value-type="float">
            <text:p>0,0838</text:p>
          </table:table-cell>
        </table:table-row>
        <table:table-row table:style-name="ro2">
          <table:table-cell office:value-type="string" calcext:value-type="string">
            <text:p><text:s/>MVTec_AD_Zipper_Rough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478" calcext:value-type="float">
            <text:p>0,478</text:p>
          </table:table-cell>
          <table:table-cell office:value-type="float" office:value="0.2341" calcext:value-type="float">
            <text:p>0,2341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165" calcext:value-type="float">
            <text:p>0,0165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088" calcext:value-type="float">
            <text:p>0,0088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303" calcext:value-type="float">
            <text:p>0,0303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355" calcext:value-type="float">
            <text:p>0,0355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564" calcext:value-type="float">
            <text:p>0,0564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128" calcext:value-type="float">
            <text:p>0,0128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045" calcext:value-type="float">
            <text:p>-0,0045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1091" calcext:value-type="float">
            <text:p>0,1091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983" calcext:value-type="float">
            <text:p>0,0983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6022" calcext:value-type="float">
            <text:p>0,6022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247" calcext:value-type="float">
            <text:p>0,0247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074" calcext:value-type="float">
            <text:p>-0,0074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024" calcext:value-type="float">
            <text:p>-0,0024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101" calcext:value-type="float">
            <text:p>-0,0101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019" calcext:value-type="float">
            <text:p>0,0019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286" calcext:value-type="float">
            <text:p>-0,0286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2755" calcext:value-type="float">
            <text:p>-0,2755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1168" calcext:value-type="float">
            <text:p>-0,1168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1768" calcext:value-type="float">
            <text:p>-0,1768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778" calcext:value-type="float">
            <text:p>-0,0778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2942" calcext:value-type="float">
            <text:p>0,2942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938" calcext:value-type="float">
            <text:p>-0,0938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2095" calcext:value-type="float">
            <text:p>0,2095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066" calcext:value-type="float">
            <text:p>0,0066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466" calcext:value-type="float">
            <text:p>-0,0466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583" calcext:value-type="float">
            <text:p>0,0583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1321" calcext:value-type="float">
            <text:p>-0,1321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645" calcext:value-type="float">
            <text:p>-0,0645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1582" calcext:value-type="float">
            <text:p>0,1582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1033" calcext:value-type="float">
            <text:p>0,1033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1228" calcext:value-type="float">
            <text:p>-0,1228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4422" calcext:value-type="float">
            <text:p>0,4422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0237" calcext:value-type="float">
            <text:p>0,0237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0647" calcext:value-type="float">
            <text:p>-0,0647</text:p>
          </table:table-cell>
        </table:table-row>
        <table:table-row table:style-name="ro2">
          <table:table-cell office:value-type="string" calcext:value-type="string">
            <text:p><text:s/>Pultrusion_Resin_Augmtd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4593" calcext:value-type="float">
            <text:p>0,4593</text:p>
          </table:table-cell>
          <table:table-cell office:value-type="float" office:value="-0.1448" calcext:value-type="float">
            <text:p>-0,1448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17" calcext:value-type="float">
            <text:p>-0,0017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04" calcext:value-type="float">
            <text:p>-0,0004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168" calcext:value-type="float">
            <text:p>-0,0168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108" calcext:value-type="float">
            <text:p>-0,0108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442" calcext:value-type="float">
            <text:p>-0,0442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06" calcext:value-type="float">
            <text:p>-0,0006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31" calcext:value-type="float">
            <text:p>-0,0031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375" calcext:value-type="float">
            <text:p>-0,0375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2749" calcext:value-type="float">
            <text:p>-0,2749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0.0018" calcext:value-type="float">
            <text:p>0,0018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45" calcext:value-type="float">
            <text:p>-0,045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632" calcext:value-type="float">
            <text:p>-0,0632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356" calcext:value-type="float">
            <text:p>-0,0356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0.0096" calcext:value-type="float">
            <text:p>0,0096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429" calcext:value-type="float">
            <text:p>-0,0429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182" calcext:value-type="float">
            <text:p>-0,0182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0.0197" calcext:value-type="float">
            <text:p>0,0197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0.0144" calcext:value-type="float">
            <text:p>0,0144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244" calcext:value-type="float">
            <text:p>-0,0244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126" calcext:value-type="float">
            <text:p>-0,0126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137" calcext:value-type="float">
            <text:p>-0,0137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207" calcext:value-type="float">
            <text:p>-0,0207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831" calcext:value-type="float">
            <text:p>-0,0831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0.4524" calcext:value-type="float">
            <text:p>0,4524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0.2509" calcext:value-type="float">
            <text:p>0,2509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003" calcext:value-type="float">
            <text:p>-0,0003</text:p>
          </table:table-cell>
        </table:table-row>
        <table:table-row table:style-name="ro2">
          <table:table-cell office:value-type="string" calcext:value-type="string">
            <text:p><text:s/>Pultrusion_Resin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6094" calcext:value-type="float">
            <text:p>0,6094</text:p>
          </table:table-cell>
          <table:table-cell office:value-type="float" office:value="-0.0607" calcext:value-type="float">
            <text:p>-0,0607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84" calcext:value-type="float">
            <text:p>0,0184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57" calcext:value-type="float">
            <text:p>0,0057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54" calcext:value-type="float">
            <text:p>0,0054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337" calcext:value-type="float">
            <text:p>0,0337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348" calcext:value-type="float">
            <text:p>0,0348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587" calcext:value-type="float">
            <text:p>0,0587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-0.0924" calcext:value-type="float">
            <text:p>-0,0924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64" calcext:value-type="float">
            <text:p>0,0164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3179" calcext:value-type="float">
            <text:p>0,3179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1007" calcext:value-type="float">
            <text:p>0,1007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86" calcext:value-type="float">
            <text:p>0,0186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66" calcext:value-type="float">
            <text:p>0,0066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783" calcext:value-type="float">
            <text:p>0,0783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356" calcext:value-type="float">
            <text:p>0,0356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606" calcext:value-type="float">
            <text:p>0,0606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97" calcext:value-type="float">
            <text:p>0,0197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74" calcext:value-type="float">
            <text:p>0,0174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546" calcext:value-type="float">
            <text:p>0,0546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36" calcext:value-type="float">
            <text:p>0,0136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284" calcext:value-type="float">
            <text:p>0,0284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253" calcext:value-type="float">
            <text:p>0,0253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538" calcext:value-type="float">
            <text:p>0,0538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337" calcext:value-type="float">
            <text:p>0,0337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509" calcext:value-type="float">
            <text:p>0,0509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2684" calcext:value-type="float">
            <text:p>0,2684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2988" calcext:value-type="float">
            <text:p>0,2988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632" calcext:value-type="float">
            <text:p>0,0632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95" calcext:value-type="float">
            <text:p>0,0095</text:p>
          </table:table-cell>
        </table:table-row>
        <table:table-row table:style-name="ro2">
          <table:table-cell office:value-type="string" calcext:value-type="string">
            <text:p><text:s/>Pultrusion_Window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714" calcext:value-type="float">
            <text:p>0,714</text:p>
          </table:table-cell>
          <table:table-cell office:value-type="float" office:value="0.0321" calcext:value-type="float">
            <text:p>0,0321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188" calcext:value-type="float">
            <text:p>0,0188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416" calcext:value-type="float">
            <text:p>0,0416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535" calcext:value-type="float">
            <text:p>0,0535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1059" calcext:value-type="float">
            <text:p>0,1059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205" calcext:value-type="float">
            <text:p>0,0205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484" calcext:value-type="float">
            <text:p>0,0484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1023" calcext:value-type="float">
            <text:p>0,1023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1063" calcext:value-type="float">
            <text:p>0,1063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5587" calcext:value-type="float">
            <text:p>0,5587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972" calcext:value-type="float">
            <text:p>0,0972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294" calcext:value-type="float">
            <text:p>0,0294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301" calcext:value-type="float">
            <text:p>0,0301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476" calcext:value-type="float">
            <text:p>0,0476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256" calcext:value-type="float">
            <text:p>0,0256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561" calcext:value-type="float">
            <text:p>0,0561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1567" calcext:value-type="float">
            <text:p>0,1567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-0.0562" calcext:value-type="float">
            <text:p>-0,0562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-0.0203" calcext:value-type="float">
            <text:p>-0,0203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5159" calcext:value-type="float">
            <text:p>0,5159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1406" calcext:value-type="float">
            <text:p>0,1406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303" calcext:value-type="float">
            <text:p>0,0303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055" calcext:value-type="float">
            <text:p>0,0055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1339" calcext:value-type="float">
            <text:p>0,1339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4647" calcext:value-type="float">
            <text:p>0,4647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986" calcext:value-type="float">
            <text:p>0,0986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4571" calcext:value-type="float">
            <text:p>0,4571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2145" calcext:value-type="float">
            <text:p>0,2145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-0.0316" calcext:value-type="float">
            <text:p>-0,0316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-0.0239" calcext:value-type="float">
            <text:p>-0,0239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1394" calcext:value-type="float">
            <text:p>0,1394</text:p>
          </table:table-cell>
        </table:table-row>
        <table:table-row table:style-name="ro2">
          <table:table-cell office:value-type="string" calcext:value-type="string">
            <text:p><text:s/>severstal-steel_best_pipeline </text:p>
          </table:table-cell>
          <table:table-cell office:value-type="string" calcext:value-type="string">
            <text:p><text:s/>MVTec_AD_Transistor_best_pipeline </text:p>
          </table:table-cell>
          <table:table-cell office:value-type="float" office:value="0.3545" calcext:value-type="float">
            <text:p>0,3545</text:p>
          </table:table-cell>
          <table:table-cell office:value-type="float" office:value="-0.0027" calcext:value-type="float">
            <text:p>-0,0027</text:p>
          </table:table-cell>
        </table:table-row>
        <table:table-row table:style-name="ro2">
          <table:table-cell office:value-type="string" calcext:value-type="string">
            <text:p><text:s/>CrackForest_best_pipeline </text:p>
          </table:table-cell>
          <table:table-cell office:value-type="string" calcext:value-type="string">
            <text:p><text:s/>FAILED: unsupported format string passed to tuple.__format__ </text:p>
          </table:table-cell>
          <table:table-cell table:number-columns-repeated="2" office:value-type="string" calcext:value-type="string">
            <text:p><text:s/>-- 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AirCarbon2_t_8.jpg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105" calcext:value-type="float">
            <text:p>0,0105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AirCarbon3_80.jpg_bright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55" calcext:value-type="float">
            <text:p>0,0055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AirCarbon3_80.jpg_dark_1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34" calcext:value-type="float">
            <text:p>0,0034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AirCarbon3_80.jpg_dark_2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AirCarbon3_80.jpg_dark_3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248" calcext:value-type="float">
            <text:p>0,0248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AirCarbon3_80.jpg_dark_4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391" calcext:value-type="float">
            <text:p>0,0391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AirCarbon3_80.jpg_dark_5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82" calcext:value-type="float">
            <text:p>0,0082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KollektorSSD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-0.0004" calcext:value-type="float">
            <text:p>-0,0004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AIPreform2_Spule0_0315_Upside_Thread_256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462" calcext:value-type="float">
            <text:p>0,0462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AIPreform2_Spule0_0315_Upside_Thread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506" calcext:value-type="float">
            <text:p>0,0506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AIPreform2_Spule0_0315_Upside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2706" calcext:value-type="float">
            <text:p>0,2706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AIPreform2_Spule0_0816_Upside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594" calcext:value-type="float">
            <text:p>0,0594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CF_ReferenceSet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83" calcext:value-type="float">
            <text:p>0,0083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CF_ReferenceSet_Small_Dark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CF_ReferenceSet_Small_Light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99" calcext:value-type="float">
            <text:p>0,0099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FabricDefectsAITEX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-0.0032" calcext:value-type="float">
            <text:p>-0,0032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T_Blowhole_train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Bottle_Broken_Lg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Bottle_Broken_Sm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723" calcext:value-type="float">
            <text:p>0,0723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Cable_Missing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-0.0881" calcext:value-type="float">
            <text:p>-0,0881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Capsule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229" calcext:value-type="float">
            <text:p>0,0229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Carpet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51" calcext:value-type="float">
            <text:p>0,0051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Grid_Thread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Hazelnut_Crack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Leather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-0.0057" calcext:value-type="float">
            <text:p>-0,0057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Metal_Nut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347" calcext:value-type="float">
            <text:p>0,0347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Pill_Crack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1011" calcext:value-type="float">
            <text:p>0,1011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Screw_Scratch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1055" calcext:value-type="float">
            <text:p>0,1055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Tile_Crack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-0.0179" calcext:value-type="float">
            <text:p>-0,0179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Toothbrush_Sm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948" calcext:value-type="float">
            <text:p>0,0948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Wood_Scratch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35" calcext:value-type="float">
            <text:p>0,0035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MVTec_AD_Zipper_Rough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212" calcext:value-type="float">
            <text:p>0,0212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Pultrusion_Resin_Augmtd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Pultrusion_Resin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Pultrusion_Window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1802" calcext:value-type="float">
            <text:p>0,1802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severstal-steel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253" calcext:value-type="float">
            <text:p>0,0253</text:p>
          </table:table-cell>
        </table:table-row>
        <table:table-row table:style-name="ro2">
          <table:table-cell office:value-type="string" calcext:value-type="string">
            <text:p><text:s/>MVTec_AD_Transistor_best_pipeline </text:p>
          </table:table-cell>
          <table:table-cell office:value-type="string" calcext:value-type="string">
            <text:p><text:s/>CrackForest_best_pipeline </text:p>
          </table:table-cell>
          <table:table-cell office:value-type="float" office:value="0.1166" calcext:value-type="float">
            <text:p>0,1166</text:p>
          </table:table-cell>
          <table:table-cell office:value-type="float" office:value="0.0073" calcext:value-type="float">
            <text:p>0,0073</text:p>
          </table:table-cell>
        </table:table-row>
      </table:table>
      <table:table table:name="Mean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Mean MCC Pipeline Cross Applicat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/>from </text:p>
          </table:table-cell>
          <table:table-cell table:style-name="ce2" office:value-type="string" calcext:value-type="string">
            <text:p><text:s/>applied on </text:p>
          </table:table-cell>
          <table:table-cell table:style-name="ce2" office:value-type="string" calcext:value-type="string">
            <text:p><text:s/>original_score </text:p>
          </table:table-cell>
          <table:table-cell table:style-name="ce2" office:value-type="string" calcext:value-type="string">
            <text:p><text:s/>cross_score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016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193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244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257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2234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283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14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22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236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974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040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666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373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537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466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24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274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Bottle_Broken_Sm_mean_pipeline </text:p>
          </table:table-cell>
          <table:table-cell table:number-columns-repeated="2" office:value-type="string" calcext:value-type="string">
            <text:p><text:s/>0.0336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187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782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090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032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418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2200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79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017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358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252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477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067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002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497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649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444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951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001 </text:p>
          </table:table-cell>
        </table:table-row>
        <table:table-row table:style-name="ro2"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278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044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005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237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705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953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635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110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-0.0301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-0.0147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1228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083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964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509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1122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038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997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746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1605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-0.0280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1045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064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-0.0058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2223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013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289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115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2017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336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534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3282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1058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183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1600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728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559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0454 </text:p>
          </table:table-cell>
        </table:table-row>
        <table:table-row table:style-name="ro2"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0333 </text:p>
          </table:table-cell>
          <table:table-cell office:value-type="string" calcext:value-type="string">
            <text:p><text:s/>0.1080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274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106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240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154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2089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264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29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469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369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795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15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501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003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725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251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41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257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432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241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264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134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113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2328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502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64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019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933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598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629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1473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212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752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761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309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0.0850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12 </text:p>
          </table:table-cell>
        </table:table-row>
        <table:table-row table:style-name="ro2"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0336 </text:p>
          </table:table-cell>
          <table:table-cell office:value-type="string" calcext:value-type="string">
            <text:p><text:s/>-0.0077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318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088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076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668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1111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131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726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454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410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3864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076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232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744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211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320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848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1724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301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3238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229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300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1095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2323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1170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383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856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118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2371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1749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059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645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2148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2148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0171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0.0324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2470 </text:p>
          </table:table-cell>
        </table:table-row>
        <table:table-row table:style-name="ro2"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0686 </text:p>
          </table:table-cell>
          <table:table-cell office:value-type="string" calcext:value-type="string">
            <text:p><text:s/>-0.1296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120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083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440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1379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2214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330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177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162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161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1579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123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229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385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324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049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798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361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637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-0.0123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507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025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-0.0089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1969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244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174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420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496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1450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560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1330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803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-0.0178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-0.0167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597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1073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1727 </text:p>
          </table:table-cell>
        </table:table-row>
        <table:table-row table:style-name="ro2"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1271 </text:p>
          </table:table-cell>
          <table:table-cell office:value-type="string" calcext:value-type="string">
            <text:p><text:s/>0.0013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000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088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456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848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1185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245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648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236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181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1711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184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291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256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572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018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110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2630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894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1357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625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638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1010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1665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341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290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313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716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825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1260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093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1146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1861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1745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0555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0.0264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1348 </text:p>
          </table:table-cell>
        </table:table-row>
        <table:table-row table:style-name="ro2"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2382 </text:p>
          </table:table-cell>
          <table:table-cell office:value-type="string" calcext:value-type="string">
            <text:p><text:s/>-0.1283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268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289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016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184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619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660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151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-0.0123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-0.0060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1127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035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1772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1487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1934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092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871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404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787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-0.0149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636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-0.0031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-0.0073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1698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436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177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362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479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705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515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1733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862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-0.0116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163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125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794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1257 </text:p>
          </table:table-cell>
        </table:table-row>
        <table:table-row table:style-name="ro2"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0717 </text:p>
          </table:table-cell>
          <table:table-cell office:value-type="string" calcext:value-type="string">
            <text:p><text:s/>0.0202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19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26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12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32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25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22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43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219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1007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85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46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599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18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33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722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1094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2038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189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12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11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2337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22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6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394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0051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0.2590 </text:p>
          </table:table-cell>
        </table:table-row>
        <table:table-row table:style-name="ro2"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0752 </text:p>
          </table:table-cell>
          <table:table-cell office:value-type="string" calcext:value-type="string">
            <text:p><text:s/>-0.0008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165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88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5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304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356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567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129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1303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6274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1239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67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2142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2142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5118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566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1340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182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88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5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304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356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567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129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1345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6307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902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21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119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26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107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569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-0.8462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65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237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884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1064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-0.0272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2061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-0.0202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2114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2107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4344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605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1309 </text:p>
          </table:table-cell>
          <table:table-cell office:value-type="string" calcext:value-type="string">
            <text:p><text:s/>-0.0172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175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88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5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304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356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567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129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1276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124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921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16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9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21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-0.9122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11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27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-0.0121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-0.0058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147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1079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-0.1606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2038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215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2153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4682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594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6331 </text:p>
          </table:table-cell>
          <table:table-cell office:value-type="string" calcext:value-type="string">
            <text:p><text:s/>0.0198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128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52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347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361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588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124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-0.0034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957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3765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-0.001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41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03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2895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1409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1866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-0.0022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497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362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6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81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-0.0164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212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95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590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057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5121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0173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-0.0129 </text:p>
          </table:table-cell>
        </table:table-row>
        <table:table-row table:style-name="ro2"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2081 </text:p>
          </table:table-cell>
          <table:table-cell office:value-type="string" calcext:value-type="string">
            <text:p><text:s/>0.1645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016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-0.0001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-0.0002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304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814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1376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224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241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239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1133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-0.0029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207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1997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1880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160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485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829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-0.0121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137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129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-0.0001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151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1393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008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029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471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015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266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293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-0.0235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-0.0254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-0.0260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463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0.0347 </text:p>
          </table:table-cell>
        </table:table-row>
        <table:table-row table:style-name="ro2"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0861 </text:p>
          </table:table-cell>
          <table:table-cell office:value-type="string" calcext:value-type="string">
            <text:p><text:s/>-0.0009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244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112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007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172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225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409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240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035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-0.0093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-0.0062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1081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147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709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679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031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202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430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859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-0.0205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318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018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-0.0008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1449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043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211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278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963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039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516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951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452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133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880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772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288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372 </text:p>
          </table:table-cell>
        </table:table-row>
        <table:table-row table:style-name="ro2"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1438 </text:p>
          </table:table-cell>
          <table:table-cell office:value-type="string" calcext:value-type="string">
            <text:p><text:s/>0.0720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002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005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002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168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861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1587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415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001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218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128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1198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033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961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405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177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008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439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1057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160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636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027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022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532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1468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044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000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192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346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505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829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536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199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112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-0.0157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684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014 </text:p>
          </table:table-cell>
        </table:table-row>
        <table:table-row table:style-name="ro2"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1731 </text:p>
          </table:table-cell>
          <table:table-cell office:value-type="string" calcext:value-type="string">
            <text:p><text:s/>0.0010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258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088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050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334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356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567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129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0009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1253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530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4073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017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218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336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599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0635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2683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0925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0157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0258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084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0985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2399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1347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0314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657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0738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0490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1789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1135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1215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2601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2521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1153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0.0717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1113 </text:p>
          </table:table-cell>
        </table:table-row>
        <table:table-row table:style-name="ro2"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1205 </text:p>
          </table:table-cell>
          <table:table-cell office:value-type="string" calcext:value-type="string">
            <text:p><text:s/>-0.1350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001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013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010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039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009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133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014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997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338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092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353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913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100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138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145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013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158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508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996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187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238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059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2468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3264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873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170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002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5791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251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165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822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514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507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484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0664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0.3581 </text:p>
          </table:table-cell>
        </table:table-row>
        <table:table-row table:style-name="ro2"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3552 </text:p>
          </table:table-cell>
          <table:table-cell office:value-type="string" calcext:value-type="string">
            <text:p><text:s/>-0.018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146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56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35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339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588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123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101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101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28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54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1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4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38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-0.002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196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2351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298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348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-0.0105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1149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-0.0085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193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991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545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0493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5458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-0.0119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-0.0070 </text:p>
          </table:table-cell>
        </table:table-row>
        <table:table-row table:style-name="ro2"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2454 </text:p>
          </table:table-cell>
          <table:table-cell office:value-type="string" calcext:value-type="string">
            <text:p><text:s/>0.1825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190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098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301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1168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578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948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148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1340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1299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6261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601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203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396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357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197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327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1500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-0.0330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729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143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4192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563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612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058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769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5870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672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5134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871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-0.0382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-0.1070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3045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1695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0.0340 </text:p>
          </table:table-cell>
        </table:table-row>
        <table:table-row table:style-name="ro2"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2951 </text:p>
          </table:table-cell>
          <table:table-cell office:value-type="string" calcext:value-type="string">
            <text:p><text:s/>-0.0029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170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088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050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303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354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560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129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0009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1167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1150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6231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493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0114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0040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0224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135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0023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2724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1177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0323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234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3561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3019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229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687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591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1427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0023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1913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1474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1227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2776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2772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3094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-0.0571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0137 </text:p>
          </table:table-cell>
        </table:table-row>
        <table:table-row table:style-name="ro2"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8707 </text:p>
          </table:table-cell>
          <table:table-cell office:value-type="string" calcext:value-type="string">
            <text:p><text:s/>0.1792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133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063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080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351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324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552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098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008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397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412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2434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438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120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211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136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-0.0026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103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446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778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-0.0347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046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283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1879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-0.0046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260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1104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1168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028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812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195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127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-0.0128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-0.0171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1648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362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357 </text:p>
          </table:table-cell>
        </table:table-row>
        <table:table-row table:style-name="ro2"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1212 </text:p>
          </table:table-cell>
          <table:table-cell office:value-type="string" calcext:value-type="string">
            <text:p><text:s/>0.0757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08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-0.0003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417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31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658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16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143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133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201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151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333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151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613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32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28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424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872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-0.011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282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382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-0.0005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32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218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272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-0.0154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-0.0134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164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781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146 </text:p>
          </table:table-cell>
        </table:table-row>
        <table:table-row table:style-name="ro2"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0523 </text:p>
          </table:table-cell>
          <table:table-cell office:value-type="string" calcext:value-type="string">
            <text:p><text:s/>0.0022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33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53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85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028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471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102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054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082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276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11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70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18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042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2826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516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1680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325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146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1064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199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1164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300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032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410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699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734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563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0617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5425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058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-0.0084 </text:p>
          </table:table-cell>
        </table:table-row>
        <table:table-row table:style-name="ro2"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4475 </text:p>
          </table:table-cell>
          <table:table-cell office:value-type="string" calcext:value-type="string">
            <text:p><text:s/>0.1786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002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054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005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368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365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567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145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008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323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077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5651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771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089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159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126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066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-0.0003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424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644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234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150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067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049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529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657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145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491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423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852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520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103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463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468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3650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1685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056 </text:p>
          </table:table-cell>
        </table:table-row>
        <table:table-row table:style-name="ro2"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4607 </text:p>
          </table:table-cell>
          <table:table-cell office:value-type="string" calcext:value-type="string">
            <text:p><text:s/>0.0763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089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058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096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147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076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240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085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023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859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322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1282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181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023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180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027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350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077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494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495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675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489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000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001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1609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051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415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452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2089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278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1542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263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1104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0073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1991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1555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0.0032 </text:p>
          </table:table-cell>
        </table:table-row>
        <table:table-row table:style-name="ro2"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3681 </text:p>
          </table:table-cell>
          <table:table-cell office:value-type="string" calcext:value-type="string">
            <text:p><text:s/>-0.1766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019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056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263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347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587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099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-0.0089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215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3923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1795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027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-0.0012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009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056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-0.0039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3055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931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1756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462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-0.0066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3226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1282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-0.0104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1328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300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-0.0498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880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1286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373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566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5397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0105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-0.0057 </text:p>
          </table:table-cell>
        </table:table-row>
        <table:table-row table:style-name="ro2"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1185 </text:p>
          </table:table-cell>
          <table:table-cell office:value-type="string" calcext:value-type="string">
            <text:p><text:s/>0.1885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066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-0.0001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054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330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127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652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121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-0.0822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-0.0276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4679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186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078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-0.0055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153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081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036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2751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1127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1398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735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078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1075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2557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119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786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1112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026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1168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139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-0.1201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997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1075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4678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332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0191 </text:p>
          </table:table-cell>
        </table:table-row>
        <table:table-row table:style-name="ro2"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5457 </text:p>
          </table:table-cell>
          <table:table-cell office:value-type="string" calcext:value-type="string">
            <text:p><text:s/>0.1276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-0.0001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-0.0005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231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263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542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113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188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135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1344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382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092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-0.0014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252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109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007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2977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1450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1638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614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345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354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2761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255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268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334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927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-0.2044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812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-0.0655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3957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175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0356 </text:p>
          </table:table-cell>
        </table:table-row>
        <table:table-row table:style-name="ro2"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1937 </text:p>
          </table:table-cell>
          <table:table-cell office:value-type="string" calcext:value-type="string">
            <text:p><text:s/>0.1333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27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3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196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673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4362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094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434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1382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391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002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417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1027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393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1515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055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041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2719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3932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05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48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742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99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494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92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1770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2241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1274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1338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-0.0005 </text:p>
          </table:table-cell>
        </table:table-row>
        <table:table-row table:style-name="ro2"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5657 </text:p>
          </table:table-cell>
          <table:table-cell office:value-type="string" calcext:value-type="string">
            <text:p><text:s/>0.0004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167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088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050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304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356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567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129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008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1347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1269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6253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983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-0.0235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037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-0.1016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-0.1185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026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2616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1012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-0.8745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018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-0.0123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-0.0698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-0.1159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915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1075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-0.0860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-0.1936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1217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651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659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4224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288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001 </text:p>
          </table:table-cell>
        </table:table-row>
        <table:table-row table:style-name="ro2"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2061 </text:p>
          </table:table-cell>
          <table:table-cell office:value-type="string" calcext:value-type="string">
            <text:p><text:s/>0.0218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138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098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078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184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478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708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272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020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957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113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5224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1207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1610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1420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2009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319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670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1722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3043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-0.0554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1650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018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-0.0263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4446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734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743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964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1516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1364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1972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3596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-0.0464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617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006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2852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285 </text:p>
          </table:table-cell>
        </table:table-row>
        <table:table-row table:style-name="ro2"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5536 </text:p>
          </table:table-cell>
          <table:table-cell office:value-type="string" calcext:value-type="string">
            <text:p><text:s/>0.0510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035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0015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0010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0010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005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0092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0017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745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0326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0061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2865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444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191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077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601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472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4002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536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1396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229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553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2177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0016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2933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4886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1119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076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0008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2752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879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268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1415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-0.1364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2271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925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627 </text:p>
          </table:table-cell>
        </table:table-row>
        <table:table-row table:style-name="ro2"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3210 </text:p>
          </table:table-cell>
          <table:table-cell office:value-type="string" calcext:value-type="string">
            <text:p><text:s/>0.0267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179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087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052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321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351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576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127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117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702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009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4977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336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151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084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295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036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742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2609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1181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1633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1008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897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526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350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481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522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0213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1412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1008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1403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723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1126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0.4004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443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0455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2039 </text:p>
          </table:table-cell>
        </table:table-row>
        <table:table-row table:style-name="ro2"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3968 </text:p>
          </table:table-cell>
          <table:table-cell office:value-type="string" calcext:value-type="string">
            <text:p><text:s/>-0.106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-0.0015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-0.0629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169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541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82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-0.0042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-0.0073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-0.0005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72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2196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1562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-0.0399 </text:p>
          </table:table-cell>
        </table:table-row>
        <table:table-row table:style-name="ro2"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6387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82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056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054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340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360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584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21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002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-0.0909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70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3188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1009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090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017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82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032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069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719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327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529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35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78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44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477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19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269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251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11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264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512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266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445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2724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3048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636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111 </text:p>
          </table:table-cell>
        </table:table-row>
        <table:table-row table:style-name="ro2"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7284 </text:p>
          </table:table-cell>
          <table:table-cell office:value-type="string" calcext:value-type="string">
            <text:p><text:s/>0.0280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182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037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289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995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959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1877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243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130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415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394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3238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216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385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444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743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799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2410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-0.0156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573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-0.0262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1176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-0.0070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-0.0127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4030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556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389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335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0809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1042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1127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1497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1507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-0.0428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-0.0497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-0.0060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0.3605 </text:p>
          </table:table-cell>
        </table:table-row>
        <table:table-row table:style-name="ro2"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2002 </text:p>
          </table:table-cell>
          <table:table-cell office:value-type="string" calcext:value-type="string">
            <text:p><text:s/>-0.0190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014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014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010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017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032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080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006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753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326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040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1491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308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129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179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179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026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3113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476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1045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396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296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242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037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2356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889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853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018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079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3977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258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422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892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721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707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0557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0.1065 </text:p>
          </table:table-cell>
        </table:table-row>
        <table:table-row table:style-name="ro2"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0.3386 </text:p>
          </table:table-cell>
          <table:table-cell office:value-type="string" calcext:value-type="string">
            <text:p><text:s/>-0.0062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AirCarbon2_t_8.jpg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064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AirCarbon3_80.jpg_bright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088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AirCarbon3_80.jpg_dark_1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05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AirCarbon3_80.jpg_dark_2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287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AirCarbon3_80.jpg_dark_3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355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AirCarbon3_80.jpg_dark_4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531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AirCarbon3_80.jpg_dark_5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138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KollektorSSD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AIPreform2_Spule0_0315_Upside_Thread_256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845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AIPreform2_Spule0_0315_Upside_Thread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1092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AIPreform2_Spule0_0315_Upside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508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AIPreform2_Spule0_0816_Upside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911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CF_ReferenceSet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021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CF_ReferenceSet_Small_Dark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CF_ReferenceSet_Small_Light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062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FabricDefectsAITEX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067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T_Blowhole_train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034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Bottle_Broken_Lg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849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Bottle_Broken_Sm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1264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Cable_Missing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5906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Capsule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686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Carpet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Grid_Thread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Hazelnut_Crack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593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Leather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Metal_Nut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522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Pill_Crack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977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Screw_Scratch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646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Tile_Crack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00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Toothbrush_Sm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218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Wood_Scratch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04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MVTec_AD_Zipper_Rough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122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Pultrusion_Resin_Augmtd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1486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Pultrusion_Resin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1542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Pultrusion_Window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3804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severstal-steel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-0.0280 </text:p>
          </table:table-cell>
        </table:table-row>
        <table:table-row table:style-name="ro2">
          <table:table-cell office:value-type="string" calcext:value-type="string">
            <text:p><text:s/>MVTec_AD_Transistor_mean_pipeline </text:p>
          </table:table-cell>
          <table:table-cell office:value-type="string" calcext:value-type="string">
            <text:p><text:s/>CrackForest_mean_pipeline </text:p>
          </table:table-cell>
          <table:table-cell office:value-type="string" calcext:value-type="string">
            <text:p><text:s/>0.2093 </text:p>
          </table:table-cell>
          <table:table-cell office:value-type="string" calcext:value-type="string">
            <text:p><text:s/>0.00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1T10:17:54.257367700</meta:creation-date>
    <dc:date>2026-04-01T20:23:42.286926700</dc:date>
    <meta:editing-duration>P1DT10H5M44S</meta:editing-duration>
    <meta:editing-cycles>10</meta:editing-cycles>
    <meta:generator>LibreOffice/26.2.0.3$Windows_X86_64 LibreOffice_project/620$Build-3</meta:generator>
    <meta:document-statistic meta:table-count="2" meta:cell-count="11114" meta:object-count="0"/>
  </office:meta>
</office:document-meta>
</file>